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4" style:family="table-cell" style:parent-style-name="Default" style:data-style-name="N0">
      <style:table-cell-properties fo:border-top="none" fo:border-bottom="thin double #000000" fo:border-left="thick solid #000000" fo:border-right="none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6" style:family="table-cell" style:parent-style-name="Default" style:data-style-name="N0">
      <style:table-cell-properties fo:border-top="none" fo:border-bottom="thin double #000000" fo:border-left="none" fo:border-right="none"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2">
      <style:table-cell-properties fo:border-top="none" fo:border-bottom="none" fo:border-left="none" fo:border-right="thick solid #000000"/>
    </style:style>
    <style:style style:name="ce8" style:family="table-cell" style:parent-style-name="Default" style:data-style-name="N2">
      <style:table-cell-properties fo:border-top="none" fo:border-bottom="thick solid #000000" fo:border-left="none" fo:border-right="thick solid #000000"/>
    </style:style>
    <style:style style:name="ce9" style:family="table-cell" style:parent-style-name="Default" style:data-style-name="N30">
      <style:table-cell-properties fo:border-top="none" fo:border-bottom="thin double #000000" fo:border-left="none" fo:border-right="thick solid #000000"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ck solid #000000" fo:border-right="none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ck solid #000000" fo:border-left="thick solid #000000" fo:border-right="non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13" style:family="table-cell" style:parent-style-name="Default" style:data-style-name="N15">
      <style:table-cell-properties style:vertical-align="automatic"/>
    </style:style>
    <style:style style:name="ce14" style:family="table-cell" style:parent-style-name="Default" style:data-style-name="N15">
      <style:table-cell-properties fo:border-top="none" fo:border-bottom="thick solid #000000" fo:border-left="none" fo:border-right="none" style:vertical-align="automatic"/>
    </style:style>
    <style:style style:name="ce15" style:family="table-cell" style:parent-style-name="Default" style:data-style-name="N3"/>
    <style:style style:name="ce16" style:family="table-cell" style:parent-style-name="Default" style:data-style-name="N3"/>
    <style:style style:name="ce17" style:family="table-cell" style:parent-style-name="Default" style:data-style-name="N0">
      <style:text-properties fo:font-size="18pt" style:font-size-asian="18pt" style:font-size-complex="18pt"/>
    </style:style>
    <style:style style:name="ce18" style:family="table-cell" style:parent-style-name="Default" style:data-style-name="N0"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ck solid #000000" fo:border-left="none" fo:border-right="none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ck solid #000000" fo:border-left="none" fo:border-right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26" style:family="table-cell" style:parent-style-name="Default" style:data-style-name="N3">
      <style:table-cell-properties style:vertical-align="automatic" style:repeat-content="false"/>
      <style:paragraph-properties fo:text-align="center"/>
    </style:style>
    <style:style style:name="ce27" style:family="table-cell" style:parent-style-name="Default" style:data-style-name="N3">
      <style:table-cell-properties fo:border-top="none" fo:border-bottom="thick solid #000000" fo:border-left="none" fo:border-right="none" style:vertical-align="automatic" style:repeat-content="false"/>
      <style:paragraph-properties fo:text-align="center"/>
    </style:style>
    <style:style style:name="ce28" style:family="table-cell" style:parent-style-name="Default" style:data-style-name="N4">
      <style:table-cell-properties fo:border-top="thin solid #000000" fo:border-bottom="thin double #000000" fo:border-left="none" fo:border-right="thin solid #000000"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thin double #000000" fo:border-left="thin solid #000000" fo:border-right="thin solid #000000"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thick solid #000000" fo:border-left="thin solid #000000" fo:border-right="thin solid #000000" style:vertical-align="automatic" style:repeat-content="false"/>
      <style:paragraph-properties fo:text-align="center"/>
    </style:style>
    <style:style style:name="ce32" style:family="table-cell" style:parent-style-name="Default" style:data-style-name="N3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thick solid #000000" fo:border-left="thin solid #000000" fo:border-right="none"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ck solid #000000" fo:border-bottom="thick solid #000000" fo:border-left="thick solid #000000" fo:border-right="none" style:vertical-align="automatic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ck solid #000000" fo:border-bottom="thick solid #000000" fo:border-left="none" fo:border-right="none" style:vertical-align="automatic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ck solid #000000" fo:border-bottom="thick solid #000000" fo:border-left="none" fo:border-right="thick solid #000000" style:vertical-align="automatic" style:repeat-content="false"/>
      <style:paragraph-properties fo:text-align="center"/>
    </style:style>
    <style:style style:name="ce40" style:family="table-cell" style:parent-style-name="Default" style:data-style-name="N3">
      <style:table-cell-properties style:vertical-align="automatic" style:repeat-content="false"/>
      <style:paragraph-properties fo:text-align="center"/>
    </style:style>
    <style:style style:name="ce41" style:family="table-cell" style:parent-style-name="Default" style:data-style-name="N3">
      <style:table-cell-properties fo:border="thin solid #000000"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43" style:family="table-cell" style:parent-style-name="Default" style:data-style-name="N3">
      <style:table-cell-properties fo:border-top="thin solid #000000" fo:border-bottom="thin double #000000" fo:border-left="thin solid #000000" fo:border-right="thin solid #000000" style:vertical-align="automatic" style:repeat-content="false"/>
      <style:paragraph-properties fo:text-align="center"/>
    </style:style>
    <style:style style:name="ce44" style:family="table-cell" style:parent-style-name="Default" style:data-style-name="N4">
      <style:table-cell-properties fo:border-top="none" fo:border-bottom="thin double #000000" fo:border-left="thin solid #000000" fo:border-right="thin solid #000000"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double #000000" fo:border-left="thin solid #000000" fo:border-right="none" style:vertical-align="automatic" fo:wrap-option="wrap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thin double #000000" fo:border-left="thin solid #000000" fo:border-right="none" style:vertical-align="automatic" fo:wrap-option="wrap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61" style:family="table-cell" style:parent-style-name="Default" style:data-style-name="N3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62" style:family="table-cell" style:parent-style-name="Default" style:data-style-name="N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65" style:family="table-cell" style:parent-style-name="Default" style:data-style-name="N4">
      <style:table-cell-properties fo:border-top="none" fo:border-bottom="thin double #000000" fo:border-left="none" fo:border-right="none"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66" style:family="table-cell" style:parent-style-name="Default" style:data-style-name="N3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67" style:family="table-cell" style:parent-style-name="Default" style:data-style-name="N3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none" fo:border-bottom="thick solid #000000" fo:border-left="thin solid #000000" fo:border-right="thin solid #000000" style:vertical-align="middle" style:repeat-content="false"/>
      <style:paragraph-properties fo:text-align="center"/>
    </style:style>
    <style:style style:name="ce72" style:family="table-cell" style:parent-style-name="Default" style:data-style-name="N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73" style:family="table-cell" style:parent-style-name="Default" style:data-style-name="N3">
      <style:table-cell-properties fo:border-top="thick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74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75" style:family="table-cell" style:parent-style-name="Default" style:data-style-name="N3">
      <style:table-cell-properties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ck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77" style:family="table-cell" style:parent-style-name="Default" style:data-style-name="N15">
      <style:table-cell-properties fo:border-top="none" fo:border-bottom="thin double #000000" fo:border-left="none" fo:border-right="none" style:vertical-align="middle" fo:wrap-option="wrap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middle" style:repeat-content="false"/>
      <style:paragraph-properties fo:text-align="center"/>
    </style:style>
    <style:style style:name="ce79" style:family="table-cell" style:parent-style-name="Default" style:data-style-name="N3">
      <style:table-cell-properties fo:border-top="thick solid #000000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5189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.40229166666667cm"/>
    </style:style>
    <style:style style:name="co5" style:family="table-column">
      <style:table-column-properties fo:break-before="auto" style:column-width="1.349375cm"/>
    </style:style>
    <style:style style:name="co6" style:family="table-column">
      <style:table-column-properties fo:break-before="auto" style:column-width="1.27cm"/>
    </style:style>
    <style:style style:name="co7" style:family="table-column">
      <style:table-column-properties fo:break-before="auto" style:column-width="1.56104166666667cm"/>
    </style:style>
    <style:style style:name="co8" style:family="table-column">
      <style:table-column-properties fo:break-before="auto" style:column-width="1.42875cm"/>
    </style:style>
    <style:style style:name="co9" style:family="table-column">
      <style:table-column-properties fo:break-before="auto" style:column-width="0.978958333333333cm"/>
    </style:style>
    <style:style style:name="co10" style:family="table-column">
      <style:table-column-properties fo:break-before="auto" style:column-width="1.11125cm"/>
    </style:style>
    <style:style style:name="co11" style:family="table-column">
      <style:table-column-properties fo:break-before="auto" style:column-width="1.74625cm"/>
    </style:style>
    <style:style style:name="co12" style:family="table-column">
      <style:table-column-properties fo:break-before="auto" style:column-width="3.04270833333333cm"/>
    </style:style>
    <style:style style:name="co13" style:family="table-column">
      <style:table-column-properties fo:break-before="auto" style:column-width="3.78354166666667cm"/>
    </style:style>
    <style:style style:name="co14" style:family="table-column">
      <style:table-column-properties fo:break-before="auto" style:column-width="1.85208333333333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4.12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30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Write-Only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7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16358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7">
            <text:p>Additive Model</text:p>
          </table:table-cell>
          <table:table-cell table:number-columns-repeated="4" table:style-name="ce17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2"/>
          <table:table-cell office:value-type="string" table:style-name="ce51">
            <text:p>I</text:p>
          </table:table-cell>
          <table:table-cell office:value-type="string" table:style-name="ce45">
            <text:p><text:s/>M</text:p>
          </table:table-cell>
          <table:table-cell office:value-type="string" table:style-name="ce45">
            <text:p><text:s/>W</text:p>
          </table:table-cell>
          <table:table-cell office:value-type="string" table:style-name="ce45">
            <text:p><text:s/>S</text:p>
          </table:table-cell>
          <table:table-cell office:value-type="string" table:style-name="ce45">
            <text:p><text:s/>MW</text:p>
          </table:table-cell>
          <table:table-cell office:value-type="string" table:style-name="ce45">
            <text:p><text:s/>MS</text:p>
          </table:table-cell>
          <table:table-cell office:value-type="string" table:style-name="ce45">
            <text:p><text:s/>WS</text:p>
          </table:table-cell>
          <table:table-cell office:value-type="string" table:style-name="ce64">
            <text:p><text:s/>MWS</text:p>
          </table:table-cell>
          <table:table-cell office:value-type="string" table:style-name="ce41">
            <text:p>ERROR</text:p>
          </table:table-cell>
          <table:table-cell office:value-type="string" table:style-name="ce52">
            <text:p>Tp1</text:p>
          </table:table-cell>
          <table:table-cell office:value-type="string" table:style-name="ce52">
            <text:p><text:s/>Tp2</text:p>
          </table:table-cell>
          <table:table-cell office:value-type="string" table:style-name="ce52">
            <text:p><text:s/>Tp3</text:p>
          </table:table-cell>
          <table:table-cell office:value-type="string" table:style-name="ce52">
            <text:p><text:s/>MeanTP</text:p>
          </table:table-cell>
          <table:table-cell office:value-type="string" table:style-name="ce53">
            <text:p>Rt1</text:p>
          </table:table-cell>
          <table:table-cell office:value-type="string" table:style-name="ce52">
            <text:p><text:s/>Rt2</text:p>
          </table:table-cell>
          <table:table-cell office:value-type="string" table:style-name="ce52">
            <text:p><text:s/>Rt3</text:p>
          </table:table-cell>
          <table:table-cell office:value-type="string" table:style-name="ce54">
            <text:p><text:s/>MeanRt</text:p>
          </table:table-cell>
          <table:table-cell table:style-name="ce1"/>
          <table:table-cell office:value-type="string" table:style-name="ce37">
            <text:p>TP Analysis</text:p>
          </table:table-cell>
          <table:table-cell table:style-name="ce38"/>
          <table:table-cell table:style-name="ce39"/>
          <table:table-cell table:style-name="ce1"/>
          <table:table-cell office:value-type="string" table:style-name="ce37">
            <text:p>RT Analysis</text:p>
          </table:table-cell>
          <table:table-cell table:style-name="ce38"/>
          <table:table-cell table:style-name="ce39"/>
          <table:table-cell table:number-columns-repeated="16357"/>
        </table:table-row>
        <table:table-row table:style-name="ro4">
          <table:table-cell/>
          <table:table-cell table:style-name="ce1"/>
          <table:table-cell office:value-type="float" office:value="1" table:style-name="ce30">
            <text:p>1</text:p>
          </table:table-cell>
          <table:table-cell office:value-type="float" office:value="-1" table:style-name="ce22">
            <text:p>-1</text:p>
          </table:table-cell>
          <table:table-cell office:value-type="float" office:value="-1" table:style-name="ce22">
            <text:p>-1</text:p>
          </table:table-cell>
          <table:table-cell office:value-type="float" office:value="-1" table:style-name="ce22">
            <text:p>-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-1" table:style-name="ce22">
            <text:p>-1</text:p>
          </table:table-cell>
          <table:table-cell office:value-type="string" table:number-columns-spanned="1" table:number-rows-spanned="8" table:style-name="ce78">
            <text:p>-</text:p>
          </table:table-cell>
          <table:table-cell office:value-type="float" office:value="10242" table:style-name="ce40">
            <text:p>10'242</text:p>
          </table:table-cell>
          <table:table-cell office:value-type="float" office:value="10468" table:style-name="ce26">
            <text:p>10'468</text:p>
          </table:table-cell>
          <table:table-cell office:value-type="float" office:value="9833" table:style-name="ce26">
            <text:p>9'833</text:p>
          </table:table-cell>
          <table:table-cell office:value-type="float" office:value="10181" table:style-name="ce26">
            <text:p>10'181</text:p>
          </table:table-cell>
          <table:table-cell office:value-type="float" office:value="18.84" table:style-name="ce35">
            <text:p>18.84</text:p>
          </table:table-cell>
          <table:table-cell office:value-type="float" office:value="18.510000000000002" table:style-name="ce19">
            <text:p>18.51</text:p>
          </table:table-cell>
          <table:table-cell office:value-type="float" office:value="19.690000000000001" table:style-name="ce19">
            <text:p>19.69</text:p>
          </table:table-cell>
          <table:table-cell office:value-type="float" office:value="19.010000000000002" table:style-name="ce22">
            <text:p>19.01</text:p>
          </table:table-cell>
          <table:table-cell table:style-name="ce1"/>
          <table:table-cell table:style-name="ce4"/>
          <table:table-cell office:value-type="string" table:style-name="ce6">
            <text:p>Sum Of Squares</text:p>
          </table:table-cell>
          <table:table-cell office:value-type="string" table:style-name="ce9">
            <text:p>Percentage of Variation</text:p>
          </table:table-cell>
          <table:table-cell table:style-name="ce1"/>
          <table:table-cell table:style-name="ce4"/>
          <table:table-cell office:value-type="string" table:style-name="ce77">
            <text:p>Sum Of Squares</text:p>
          </table:table-cell>
          <table:table-cell office:value-type="string" table:style-name="ce9">
            <text:p>Percentage of Variation</text:p>
          </table:table-cell>
          <table:table-cell table:number-columns-repeated="16357"/>
        </table:table-row>
        <table:table-row table:style-name="ro1">
          <table:table-cell/>
          <table:table-cell table:style-name="ce1"/>
          <table:table-cell office:value-type="float" office:value="1" table:style-name="ce30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-1" table:style-name="ce22">
            <text:p>-1</text:p>
          </table:table-cell>
          <table:table-cell office:value-type="float" office:value="-1" table:style-name="ce22">
            <text:p>-1</text:p>
          </table:table-cell>
          <table:table-cell office:value-type="float" office:value="-1" table:style-name="ce22">
            <text:p>-1</text:p>
          </table:table-cell>
          <table:table-cell office:value-type="float" office:value="-1" table:style-name="ce22">
            <text:p>-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covered-table-cell/>
          <table:table-cell office:value-type="float" office:value="18649" table:style-name="ce40">
            <text:p>18'649</text:p>
          </table:table-cell>
          <table:table-cell office:value-type="float" office:value="19803" table:style-name="ce26">
            <text:p>19'803</text:p>
          </table:table-cell>
          <table:table-cell office:value-type="float" office:value="19913" table:style-name="ce26">
            <text:p>19'913</text:p>
          </table:table-cell>
          <table:table-cell office:value-type="float" office:value="19455" table:style-name="ce26">
            <text:p>19'455</text:p>
          </table:table-cell>
          <table:table-cell office:value-type="float" office:value="10.39" table:style-name="ce35">
            <text:p>10.39</text:p>
          </table:table-cell>
          <table:table-cell office:value-type="float" office:value="9.75" table:style-name="ce19">
            <text:p>9.75</text:p>
          </table:table-cell>
          <table:table-cell office:value-type="float" office:value="9.73" table:style-name="ce19">
            <text:p>9.73</text:p>
          </table:table-cell>
          <table:table-cell office:value-type="float" office:value="9.9600000000000009" table:style-name="ce22">
            <text:p>9.96</text:p>
          </table:table-cell>
          <table:table-cell table:style-name="ce1"/>
          <table:table-cell office:value-type="string" table:style-name="ce5">
            <text:p>SSY</text:p>
          </table:table-cell>
          <table:table-cell office:value-type="float" office:value="10464930087" table:formula="of:=SUMSQ([.L5:.N12])" table:style-name="ce13">
            <text:p>1.05E+10</text:p>
          </table:table-cell>
          <table:table-cell table:style-name="ce7"/>
          <table:table-cell table:style-name="ce1"/>
          <table:table-cell office:value-type="string" table:style-name="ce5">
            <text:p>SSY</text:p>
          </table:table-cell>
          <table:table-cell office:value-type="float" office:value="0.280404187656212" table:formula="of:=SUMSQ([.P14:.R21])" table:style-name="ce13">
            <text:p>2.80E-01</text:p>
          </table:table-cell>
          <table:table-cell table:style-name="ce12"/>
          <table:table-cell table:number-columns-repeated="16357"/>
        </table:table-row>
        <table:table-row table:style-name="ro1">
          <table:table-cell/>
          <table:table-cell table:style-name="ce1"/>
          <table:table-cell office:value-type="float" office:value="1" table:style-name="ce30">
            <text:p>1</text:p>
          </table:table-cell>
          <table:table-cell office:value-type="float" office:value="-1" table:style-name="ce22">
            <text:p>-1</text:p>
          </table:table-cell>
          <table:table-cell office:value-type="float" office:value="1" table:style-name="ce22">
            <text:p>1</text:p>
          </table:table-cell>
          <table:table-cell office:value-type="float" office:value="-1" table:style-name="ce22">
            <text:p>-1</text:p>
          </table:table-cell>
          <table:table-cell office:value-type="float" office:value="-1" table:style-name="ce22">
            <text:p>-1</text:p>
          </table:table-cell>
          <table:table-cell office:value-type="float" office:value="1" table:style-name="ce22">
            <text:p>1</text:p>
          </table:table-cell>
          <table:table-cell office:value-type="float" office:value="-1" table:style-name="ce22">
            <text:p>-1</text:p>
          </table:table-cell>
          <table:table-cell office:value-type="float" office:value="1" table:style-name="ce22">
            <text:p>1</text:p>
          </table:table-cell>
          <table:covered-table-cell/>
          <table:table-cell office:value-type="float" office:value="22298" table:style-name="ce40">
            <text:p>22'298</text:p>
          </table:table-cell>
          <table:table-cell office:value-type="float" office:value="21999" table:style-name="ce26">
            <text:p>21'999</text:p>
          </table:table-cell>
          <table:table-cell office:value-type="float" office:value="21340" table:style-name="ce26">
            <text:p>21'340</text:p>
          </table:table-cell>
          <table:table-cell office:value-type="float" office:value="21879" table:style-name="ce26">
            <text:p>21'879</text:p>
          </table:table-cell>
          <table:table-cell office:value-type="float" office:value="8.6300000000000008" table:style-name="ce35">
            <text:p>8.63</text:p>
          </table:table-cell>
          <table:table-cell office:value-type="float" office:value="8.75" table:style-name="ce19">
            <text:p>8.75</text:p>
          </table:table-cell>
          <table:table-cell office:value-type="float" office:value="9.02" table:style-name="ce19">
            <text:p>9.02</text:p>
          </table:table-cell>
          <table:table-cell office:value-type="float" office:value="8.8000000000000007" table:style-name="ce22">
            <text:p>8.8</text:p>
          </table:table-cell>
          <table:table-cell table:style-name="ce1"/>
          <table:table-cell office:value-type="string" table:style-name="ce5">
            <text:p>SSO</text:p>
          </table:table-cell>
          <table:table-cell office:value-type="float" office:value="9102264453.375" table:formula="of:=24*([.C14]^2)" table:style-name="ce13">
            <text:p>9.10E+09</text:p>
          </table:table-cell>
          <table:table-cell table:style-name="ce7"/>
          <table:table-cell table:style-name="ce1"/>
          <table:table-cell office:value-type="string" table:style-name="ce5">
            <text:p>SSO</text:p>
          </table:table-cell>
          <table:table-cell office:value-type="float" office:value="0.24372842742920831" table:formula="of:=24*[.C20]^2" table:style-name="ce13">
            <text:p>2.44E-01</text:p>
          </table:table-cell>
          <table:table-cell table:style-name="ce12"/>
          <table:table-cell table:number-columns-repeated="16357"/>
        </table:table-row>
        <table:table-row table:style-name="ro1">
          <table:table-cell/>
          <table:table-cell table:style-name="ce1"/>
          <table:table-cell office:value-type="float" office:value="1" table:style-name="ce30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-1" table:style-name="ce22">
            <text:p>-1</text:p>
          </table:table-cell>
          <table:table-cell office:value-type="float" office:value="1" table:style-name="ce22">
            <text:p>1</text:p>
          </table:table-cell>
          <table:table-cell office:value-type="float" office:value="-1" table:style-name="ce22">
            <text:p>-1</text:p>
          </table:table-cell>
          <table:table-cell office:value-type="float" office:value="-1" table:style-name="ce22">
            <text:p>-1</text:p>
          </table:table-cell>
          <table:table-cell office:value-type="float" office:value="-1" table:style-name="ce22">
            <text:p>-1</text:p>
          </table:table-cell>
          <table:covered-table-cell/>
          <table:table-cell office:value-type="float" office:value="31739" table:style-name="ce40">
            <text:p>31'739</text:p>
          </table:table-cell>
          <table:table-cell office:value-type="float" office:value="32247" table:style-name="ce26">
            <text:p>32'247</text:p>
          </table:table-cell>
          <table:table-cell office:value-type="float" office:value="31454" table:style-name="ce26">
            <text:p>31'454</text:p>
          </table:table-cell>
          <table:table-cell office:value-type="float" office:value="31813" table:style-name="ce26">
            <text:p>31'813</text:p>
          </table:table-cell>
          <table:table-cell office:value-type="float" office:value="6.08" table:style-name="ce35">
            <text:p>6.08</text:p>
          </table:table-cell>
          <table:table-cell office:value-type="float" office:value="6.01" table:style-name="ce19">
            <text:p>6.01</text:p>
          </table:table-cell>
          <table:table-cell office:value-type="float" office:value="6.14" table:style-name="ce19">
            <text:p>6.14</text:p>
          </table:table-cell>
          <table:table-cell office:value-type="float" office:value="6.08" table:style-name="ce22">
            <text:p>6.08</text:p>
          </table:table-cell>
          <table:table-cell table:style-name="ce1"/>
          <table:table-cell office:value-type="string" table:style-name="ce5">
            <text:p>SST</text:p>
          </table:table-cell>
          <table:table-cell office:value-type="float" office:value="1362665633.625" table:formula="of:=[.V6]-[.V7]" table:style-name="ce13">
            <text:p>1.36E+09</text:p>
          </table:table-cell>
          <table:table-cell office:value-type="float" office:value="100" table:formula="of:=[.V8]/[.$V$8] *100" table:style-name="ce7">
            <text:p>100.00</text:p>
          </table:table-cell>
          <table:table-cell table:style-name="ce1"/>
          <table:table-cell office:value-type="string" table:style-name="ce5">
            <text:p>SST</text:p>
          </table:table-cell>
          <table:table-cell office:value-type="float" office:value="3.6675760227003695E-2" table:formula="of:=[.Z6]-[.Z7]" table:style-name="ce13">
            <text:p>3.67E-02</text:p>
          </table:table-cell>
          <table:table-cell office:value-type="float" office:value="100" table:formula="of:=[.Z8]/[.$Z$8]*100" table:style-name="ce7">
            <text:p>100.00</text:p>
          </table:table-cell>
          <table:table-cell table:number-columns-repeated="16357"/>
        </table:table-row>
        <table:table-row table:style-name="ro1">
          <table:table-cell/>
          <table:table-cell table:style-name="ce1"/>
          <table:table-cell office:value-type="float" office:value="1" table:style-name="ce30">
            <text:p>1</text:p>
          </table:table-cell>
          <table:table-cell office:value-type="float" office:value="-1" table:style-name="ce22">
            <text:p>-1</text:p>
          </table:table-cell>
          <table:table-cell office:value-type="float" office:value="-1" table:style-name="ce22">
            <text:p>-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-1" table:style-name="ce22">
            <text:p>-1</text:p>
          </table:table-cell>
          <table:table-cell office:value-type="float" office:value="-1" table:style-name="ce22">
            <text:p>-1</text:p>
          </table:table-cell>
          <table:table-cell office:value-type="float" office:value="1" table:style-name="ce22">
            <text:p>1</text:p>
          </table:table-cell>
          <table:covered-table-cell/>
          <table:table-cell office:value-type="float" office:value="8635" table:style-name="ce40">
            <text:p>8'635</text:p>
          </table:table-cell>
          <table:table-cell office:value-type="float" office:value="8105" table:style-name="ce26">
            <text:p>8'105</text:p>
          </table:table-cell>
          <table:table-cell office:value-type="float" office:value="8781" table:style-name="ce26">
            <text:p>8'781</text:p>
          </table:table-cell>
          <table:table-cell office:value-type="float" office:value="8507" table:style-name="ce26">
            <text:p>8'507</text:p>
          </table:table-cell>
          <table:table-cell office:value-type="float" office:value="22.3" table:style-name="ce35">
            <text:p>22.3</text:p>
          </table:table-cell>
          <table:table-cell office:value-type="float" office:value="23.77" table:style-name="ce19">
            <text:p>23.77</text:p>
          </table:table-cell>
          <table:table-cell office:value-type="float" office:value="22.09" table:style-name="ce19">
            <text:p>22.09</text:p>
          </table:table-cell>
          <table:table-cell office:value-type="float" office:value="22.72" table:style-name="ce22">
            <text:p>22.72</text:p>
          </table:table-cell>
          <table:table-cell table:style-name="ce1"/>
          <table:table-cell office:value-type="string" table:style-name="ce10">
            <text:p>SSM</text:p>
          </table:table-cell>
          <table:table-cell office:value-type="float" office:value="551434653.375" table:formula="of:=24*[.D$14]^2" table:style-name="ce13">
            <text:p>5.51E+08</text:p>
          </table:table-cell>
          <table:table-cell office:value-type="float" office:value="40.467348685389432" table:formula="of:=[.V9]/[.$V$8] *100" table:style-name="ce7">
            <text:p>40.47</text:p>
          </table:table-cell>
          <table:table-cell table:style-name="ce1"/>
          <table:table-cell office:value-type="string" table:style-name="ce10">
            <text:p>SSM</text:p>
          </table:table-cell>
          <table:table-cell office:value-type="float" office:value="1.455369568623666E-2" table:formula="of:=24*[.D$20]^2" table:style-name="ce13">
            <text:p>1.46E-02</text:p>
          </table:table-cell>
          <table:table-cell office:value-type="float" office:value="39.682055930557205" table:formula="of:=[.Z9]/[.$Z$8]*100" table:style-name="ce7">
            <text:p>39.68</text:p>
          </table:table-cell>
          <table:table-cell table:number-columns-repeated="16357"/>
        </table:table-row>
        <table:table-row table:style-name="ro1">
          <table:table-cell/>
          <table:table-cell table:style-name="ce1"/>
          <table:table-cell office:value-type="float" office:value="1" table:style-name="ce30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-1" table:style-name="ce22">
            <text:p>-1</text:p>
          </table:table-cell>
          <table:table-cell office:value-type="float" office:value="1" table:style-name="ce22">
            <text:p>1</text:p>
          </table:table-cell>
          <table:table-cell office:value-type="float" office:value="-1" table:style-name="ce22">
            <text:p>-1</text:p>
          </table:table-cell>
          <table:table-cell office:value-type="float" office:value="1" table:style-name="ce22">
            <text:p>1</text:p>
          </table:table-cell>
          <table:table-cell office:value-type="float" office:value="-1" table:style-name="ce22">
            <text:p>-1</text:p>
          </table:table-cell>
          <table:table-cell office:value-type="float" office:value="-1" table:style-name="ce22">
            <text:p>-1</text:p>
          </table:table-cell>
          <table:covered-table-cell/>
          <table:table-cell office:value-type="float" office:value="16975" table:style-name="ce40">
            <text:p>16'975</text:p>
          </table:table-cell>
          <table:table-cell office:value-type="float" office:value="17327" table:style-name="ce26">
            <text:p>17'327</text:p>
          </table:table-cell>
          <table:table-cell office:value-type="float" office:value="17546" table:style-name="ce26">
            <text:p>17'546</text:p>
          </table:table-cell>
          <table:table-cell office:value-type="float" office:value="17282" table:style-name="ce26">
            <text:p>17'282</text:p>
          </table:table-cell>
          <table:table-cell office:value-type="float" office:value="11.38" table:style-name="ce35">
            <text:p>11.38</text:p>
          </table:table-cell>
          <table:table-cell office:value-type="float" office:value="11.18" table:style-name="ce19">
            <text:p>11.18</text:p>
          </table:table-cell>
          <table:table-cell office:value-type="float" office:value="10.99" table:style-name="ce19">
            <text:p>10.99</text:p>
          </table:table-cell>
          <table:table-cell office:value-type="float" office:value="11.18" table:style-name="ce22">
            <text:p>11.18</text:p>
          </table:table-cell>
          <table:table-cell table:style-name="ce1"/>
          <table:table-cell office:value-type="string" table:style-name="ce10">
            <text:p>SSW</text:p>
          </table:table-cell>
          <table:table-cell office:value-type="float" office:value="757587303.375" table:formula="of:=24*[.E$14]^2" table:style-name="ce13">
            <text:p>7.58E+08</text:p>
          </table:table-cell>
          <table:table-cell office:value-type="float" office:value="55.595979283607953" table:formula="of:=[.V10]/[.$V$8] *100" table:style-name="ce7">
            <text:p>55.60</text:p>
          </table:table-cell>
          <table:table-cell table:style-name="ce1"/>
          <table:table-cell office:value-type="string" table:style-name="ce10">
            <text:p>SSW</text:p>
          </table:table-cell>
          <table:table-cell office:value-type="float" office:value="2.040384472570804E-2" table:formula="of:=24*[.E$20]^2" table:style-name="ce13">
            <text:p>2.04E-02</text:p>
          </table:table-cell>
          <table:table-cell office:value-type="float" office:value="55.633051910632403" table:formula="of:=[.Z10]/[.$Z$8]*100" table:style-name="ce7">
            <text:p>55.63</text:p>
          </table:table-cell>
          <table:table-cell table:number-columns-repeated="16357"/>
        </table:table-row>
        <table:table-row table:style-name="ro1">
          <table:table-cell/>
          <table:table-cell table:style-name="ce1"/>
          <table:table-cell office:value-type="float" office:value="1" table:style-name="ce30">
            <text:p>1</text:p>
          </table:table-cell>
          <table:table-cell office:value-type="float" office:value="-1" table:style-name="ce22">
            <text:p>-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-1" table:style-name="ce22">
            <text:p>-1</text:p>
          </table:table-cell>
          <table:table-cell office:value-type="float" office:value="-1" table:style-name="ce22">
            <text:p>-1</text:p>
          </table:table-cell>
          <table:table-cell office:value-type="float" office:value="1" table:style-name="ce22">
            <text:p>1</text:p>
          </table:table-cell>
          <table:table-cell office:value-type="float" office:value="-1" table:style-name="ce22">
            <text:p>-1</text:p>
          </table:table-cell>
          <table:covered-table-cell/>
          <table:table-cell office:value-type="float" office:value="17984" table:style-name="ce40">
            <text:p>17'984</text:p>
          </table:table-cell>
          <table:table-cell office:value-type="float" office:value="18205" table:style-name="ce26">
            <text:p>18'205</text:p>
          </table:table-cell>
          <table:table-cell office:value-type="float" office:value="18286" table:style-name="ce26">
            <text:p>18'286</text:p>
          </table:table-cell>
          <table:table-cell office:value-type="float" office:value="18158" table:style-name="ce26">
            <text:p>18'158</text:p>
          </table:table-cell>
          <table:table-cell office:value-type="float" office:value="10.73" table:style-name="ce35">
            <text:p>10.73</text:p>
          </table:table-cell>
          <table:table-cell office:value-type="float" office:value="10.57" table:style-name="ce19">
            <text:p>10.57</text:p>
          </table:table-cell>
          <table:table-cell office:value-type="float" office:value="10.51" table:style-name="ce19">
            <text:p>10.51</text:p>
          </table:table-cell>
          <table:table-cell office:value-type="float" office:value="10.6" table:style-name="ce22">
            <text:p>10.6</text:p>
          </table:table-cell>
          <table:table-cell table:style-name="ce1"/>
          <table:table-cell office:value-type="string" table:style-name="ce10">
            <text:p>SSS</text:p>
          </table:table-cell>
          <table:table-cell office:value-type="float" office:value="44219205.375" table:formula="of:=24*[.F$14]^2" table:style-name="ce13">
            <text:p>4.42E+07</text:p>
          </table:table-cell>
          <table:table-cell office:value-type="float" office:value="3.2450517782096608" table:formula="of:=[.V11]/[.$V$8] *100" table:style-name="ce7">
            <text:p>3.25</text:p>
          </table:table-cell>
          <table:table-cell table:style-name="ce1"/>
          <table:table-cell office:value-type="string" table:style-name="ce10">
            <text:p>SSS</text:p>
          </table:table-cell>
          <table:table-cell office:value-type="float" office:value="1.17772248419578E-3" table:formula="of:=24*[.F$20]^2" table:style-name="ce13">
            <text:p>1.18E-03</text:p>
          </table:table-cell>
          <table:table-cell office:value-type="float" office:value="3.2111740204055659" table:formula="of:=[.Z11]/[.$Z$8]*100" table:style-name="ce7">
            <text:p>3.21</text:p>
          </table:table-cell>
          <table:table-cell table:number-columns-repeated="16357"/>
        </table:table-row>
        <table:table-row table:style-name="ro1">
          <table:table-cell table:style-name="ce2"/>
          <table:table-cell table:style-name="ce3"/>
          <table:table-cell office:value-type="float" office:value="1" table:style-name="ce31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covered-table-cell/>
          <table:table-cell office:value-type="float" office:value="28305" table:style-name="ce27">
            <text:p>28'305</text:p>
          </table:table-cell>
          <table:table-cell office:value-type="float" office:value="29194" table:style-name="ce27">
            <text:p>29'194</text:p>
          </table:table-cell>
          <table:table-cell office:value-type="float" office:value="28069" table:style-name="ce27">
            <text:p>28'069</text:p>
          </table:table-cell>
          <table:table-cell office:value-type="float" office:value="28522" table:style-name="ce27">
            <text:p>28'522</text:p>
          </table:table-cell>
          <table:table-cell office:value-type="float" office:value="6.87" table:style-name="ce36">
            <text:p>6.87</text:p>
          </table:table-cell>
          <table:table-cell office:value-type="float" office:value="6.64" table:style-name="ce20">
            <text:p>6.64</text:p>
          </table:table-cell>
          <table:table-cell office:value-type="float" office:value="6.85" table:style-name="ce20">
            <text:p>6.85</text:p>
          </table:table-cell>
          <table:table-cell office:value-type="float" office:value="6.79" table:style-name="ce23">
            <text:p>6.79</text:p>
          </table:table-cell>
          <table:table-cell table:style-name="ce2"/>
          <table:table-cell office:value-type="string" table:style-name="ce10">
            <text:p>SSMW</text:p>
          </table:table-cell>
          <table:table-cell office:value-type="float" office:value="1896750.375" table:formula="of:=24*[.G$14]^2" table:style-name="ce13">
            <text:p>1.90E+06</text:p>
          </table:table-cell>
          <table:table-cell office:value-type="float" office:value="0.13919411543051932" table:formula="of:=[.V12]/[.$V$8] *100" table:style-name="ce7">
            <text:p>0.14</text:p>
          </table:table-cell>
          <table:table-cell table:style-name="ce2"/>
          <table:table-cell office:value-type="string" table:style-name="ce10">
            <text:p>SSMW</text:p>
          </table:table-cell>
          <table:table-cell office:value-type="float" office:value="4.1691256155350584E-5" table:formula="of:=24*[.G$20]^2" table:style-name="ce13">
            <text:p>4.17E-05</text:p>
          </table:table-cell>
          <table:table-cell office:value-type="float" office:value="0.11367523371650268" table:formula="of:=[.Z12]/[.$Z$8]*100" table:style-name="ce7">
            <text:p>0.11</text:p>
          </table:table-cell>
          <table:table-cell table:number-columns-repeated="16357" table:style-name="ce2"/>
        </table:table-row>
        <table:table-row table:style-name="ro4">
          <table:table-cell table:style-name="ce2"/>
          <table:table-cell office:value-type="string" table:style-name="ce63">
            <text:p>Total TP</text:p>
          </table:table-cell>
          <table:table-cell office:value-type="float" office:value="155797" table:formula="of:=SUMPRODUCT([.C5:.C12];[.$O$5:.$O$12])" table:style-name="ce61">
            <text:p>155'797</text:p>
          </table:table-cell>
          <table:table-cell office:value-type="float" office:value="38347" table:formula="of:=SUMPRODUCT([.D5:.D12];[.$O$5:.$O$12])" table:style-name="ce62">
            <text:p>38'347</text:p>
          </table:table-cell>
          <table:table-cell office:value-type="float" office:value="44947" table:formula="of:=SUMPRODUCT([.E5:.E12];[.$O$5:.$O$12])" table:style-name="ce62">
            <text:p>44'947</text:p>
          </table:table-cell>
          <table:table-cell office:value-type="float" office:value="-10859" table:formula="of:=SUMPRODUCT([.F5:.F12];[.$O$5:.$O$12])" table:style-name="ce62">
            <text:p>-10'859</text:p>
          </table:table-cell>
          <table:table-cell office:value-type="float" office:value="2249" table:formula="of:=SUMPRODUCT([.G5:.G12];[.$O$5:.$O$12])" table:style-name="ce62">
            <text:p>2'249</text:p>
          </table:table-cell>
          <table:table-cell office:value-type="float" office:value="-69" table:formula="of:=SUMPRODUCT([.H5:.H12];[.$O$5:.$O$12])" table:style-name="ce62">
            <text:p>-69</text:p>
          </table:table-cell>
          <table:table-cell office:value-type="float" office:value="-3165" table:formula="of:=SUMPRODUCT([.I5:.I12];[.$O$5:.$O$12])" table:style-name="ce66">
            <text:p>-3'165</text:p>
          </table:table-cell>
          <table:table-cell office:value-type="float" office:value="929" table:formula="of:=SUMPRODUCT([.J5:.J12];[.$O$5:.$O$12])" table:style-name="ce72">
            <text:p>929</text:p>
          </table:table-cell>
          <table:table-cell office:value-type="string" table:number-columns-spanned="1" table:number-rows-spanned="2" table:style-name="ce79">
            <text:p>-</text:p>
          </table:table-cell>
          <table:table-cell table:style-name="ce18"/>
          <table:table-cell table:number-columns-repeated="3" table:style-name="ce2"/>
          <table:table-cell office:value-type="string" table:style-name="ce55">
            <text:p>1/Rt1</text:p>
          </table:table-cell>
          <table:table-cell office:value-type="string" table:style-name="ce56">
            <text:p> 1/Rt2</text:p>
          </table:table-cell>
          <table:table-cell office:value-type="string" table:style-name="ce56">
            <text:p> 1/Rt3</text:p>
          </table:table-cell>
          <table:table-cell office:value-type="string" table:style-name="ce57">
            <text:p> 1/MeanRt</text:p>
          </table:table-cell>
          <table:table-cell table:style-name="ce2"/>
          <table:table-cell office:value-type="string" table:style-name="ce10">
            <text:p>SSMS</text:p>
          </table:table-cell>
          <table:table-cell office:value-type="float" office:value="1785.375" table:formula="of:=24*[.H$14]^2" table:style-name="ce13">
            <text:p>1.79E+03</text:p>
          </table:table-cell>
          <table:table-cell office:value-type="float" office:value="1.3102076958163955E-4" table:formula="of:=[.V13]/[.$V$8] *100" table:style-name="ce7">
            <text:p>0.00</text:p>
          </table:table-cell>
          <table:table-cell table:style-name="ce2"/>
          <table:table-cell office:value-type="string" table:style-name="ce10">
            <text:p>SSMS</text:p>
          </table:table-cell>
          <table:table-cell office:value-type="float" office:value="2.6913536128210192E-8" table:formula="of:=24*[.H$20]^2" table:style-name="ce13">
            <text:p>2.69E-08</text:p>
          </table:table-cell>
          <table:table-cell office:value-type="float" office:value="7.338235379888389E-5" table:formula="of:=[.Z13]/[.$Z$8]*100" table:style-name="ce7">
            <text:p>0.00</text:p>
          </table:table-cell>
          <table:table-cell table:number-columns-repeated="16357" table:style-name="ce2"/>
        </table:table-row>
        <table:table-row table:style-name="ro4">
          <table:table-cell/>
          <table:table-cell office:value-type="string" table:style-name="ce47">
            <text:p>Effect Tp (Total/8)</text:p>
          </table:table-cell>
          <table:table-cell office:value-type="float" office:value="19474.625" table:formula="of:=[.C13]/8" table:style-name="ce32">
            <text:p>19'475</text:p>
          </table:table-cell>
          <table:table-cell office:value-type="float" office:value="4793.375" table:formula="of:=[.D13]/8" table:style-name="ce24">
            <text:p>4'793</text:p>
          </table:table-cell>
          <table:table-cell office:value-type="float" office:value="5618.375" table:formula="of:=[.E13]/8" table:style-name="ce24">
            <text:p>5'618</text:p>
          </table:table-cell>
          <table:table-cell office:value-type="float" office:value="-1357.375" table:formula="of:=[.F13]/8" table:style-name="ce24">
            <text:p>-1'357</text:p>
          </table:table-cell>
          <table:table-cell office:value-type="float" office:value="281.125" table:formula="of:=[.G13]/8" table:style-name="ce24">
            <text:p>281</text:p>
          </table:table-cell>
          <table:table-cell office:value-type="float" office:value="-8.625" table:formula="of:=[.H13]/8" table:style-name="ce24">
            <text:p>-9</text:p>
          </table:table-cell>
          <table:table-cell office:value-type="float" office:value="-395.625" table:formula="of:=[.I13]/8" table:style-name="ce40">
            <text:p>-396</text:p>
          </table:table-cell>
          <table:table-cell office:value-type="float" office:value="116.125" table:formula="of:=[.J13]/8" table:style-name="ce67">
            <text:p>116</text:p>
          </table:table-cell>
          <table:covered-table-cell/>
          <table:table-cell table:style-name="ce1"/>
          <table:table-cell table:number-columns-repeated="2" table:style-name="ce16"/>
          <table:table-cell table:style-name="ce1"/>
          <table:table-cell office:value-type="float" office:value="5.3078556263269641E-2" table:formula="of:=1/[.P5]" table:style-name="ce58">
            <text:p>0.053078556</text:p>
          </table:table-cell>
          <table:table-cell office:value-type="float" office:value="5.4024851431658562E-2" table:formula="of:=1/[.Q5]" table:style-name="ce59">
            <text:p>0.054024851</text:p>
          </table:table-cell>
          <table:table-cell office:value-type="float" office:value="5.0787201625190452E-2" table:formula="of:=1/[.R5]" table:style-name="ce59">
            <text:p>0.050787202</text:p>
          </table:table-cell>
          <table:table-cell office:value-type="float" office:value="5.2603892688058915E-2" table:formula="of:=1/[.S5]" table:style-name="ce34">
            <text:p>0.052603893</text:p>
          </table:table-cell>
          <table:table-cell table:style-name="ce1"/>
          <table:table-cell office:value-type="string" table:style-name="ce10">
            <text:p>SSWS</text:p>
          </table:table-cell>
          <table:table-cell office:value-type="float" office:value="3756459.375" table:formula="of:=24*[.I$14]^2" table:style-name="ce13">
            <text:p>3.76E+06</text:p>
          </table:table-cell>
          <table:table-cell office:value-type="float" office:value="0.27566992828658671" table:formula="of:=[.V14]/[.$V$8] *100" table:style-name="ce7">
            <text:p>0.28</text:p>
          </table:table-cell>
          <table:table-cell table:style-name="ce1"/>
          <table:table-cell office:value-type="string" table:style-name="ce10">
            <text:p>SSWS</text:p>
          </table:table-cell>
          <table:table-cell office:value-type="float" office:value="1.0772628309034109E-4" table:formula="of:=24*[.I$20]^2" table:style-name="ce13">
            <text:p>1.08E-04</text:p>
          </table:table-cell>
          <table:table-cell office:value-type="float" office:value="0.29372610798950582" table:formula="of:=[.Z14]/[.$Z$8]*100" table:style-name="ce7">
            <text:p>0.29</text:p>
          </table:table-cell>
          <table:table-cell table:number-columns-repeated="16357"/>
        </table:table-row>
        <table:table-row table:style-name="ro4">
          <table:table-cell/>
          <table:table-cell office:value-type="string" table:style-name="ce48">
            <text:p>Perc. of Variation  TP</text:p>
          </table:table-cell>
          <table:table-cell office:value-type="string" table:style-name="ce43">
            <text:p>-</text:p>
          </table:table-cell>
          <table:table-cell office:value-type="float" office:value="40.467348685389432" table:formula="of:=(24*[.D14]^2)/[.$V$8] * 100" table:style-name="ce28">
            <text:p>40.47</text:p>
          </table:table-cell>
          <table:table-cell office:value-type="float" office:value="55.595979283607953" table:formula="of:=(24*[.E14]^2)/[.$V$8] * 100" table:style-name="ce28">
            <text:p>55.60</text:p>
          </table:table-cell>
          <table:table-cell office:value-type="float" office:value="3.2450517782096608" table:formula="of:=(24*[.F14]^2)/[.$V$8] * 100" table:style-name="ce28">
            <text:p>3.25</text:p>
          </table:table-cell>
          <table:table-cell office:value-type="float" office:value="0.13919411543051932" table:formula="of:=(24*[.G14]^2)/[.$V$8] * 100" table:style-name="ce28">
            <text:p>0.14</text:p>
          </table:table-cell>
          <table:table-cell office:value-type="float" office:value="1.3102076958163955E-4" table:formula="of:=(24*[.H14]^2)/[.$V$8] * 100" table:style-name="ce28">
            <text:p>0.00</text:p>
          </table:table-cell>
          <table:table-cell office:value-type="float" office:value="0.27566992828658671" table:formula="of:=(24*[.I14]^2)/[.$V$8] * 100" table:style-name="ce28">
            <text:p>0.28</text:p>
          </table:table-cell>
          <table:table-cell office:value-type="float" office:value="2.3750534761711361E-2" table:formula="of:=(24*[.J14]^2)/[.$V$8] * 100" table:style-name="ce65">
            <text:p>0.02</text:p>
          </table:table-cell>
          <table:table-cell office:value-type="float" office:value="0.25287465354455985" table:formula="of:=([.V8]-SUM([.V9:.V15]))/[.V8]*100" table:style-name="ce44">
            <text:p>0.25</text:p>
          </table:table-cell>
          <table:table-cell table:style-name="ce1"/>
          <table:table-cell table:number-columns-repeated="2" table:style-name="ce16"/>
          <table:table-cell table:style-name="ce1"/>
          <table:table-cell office:value-type="float" office:value="9.6246390760346481E-2" table:formula="of:=1/[.P6]" table:style-name="ce35">
            <text:p>0.096246391</text:p>
          </table:table-cell>
          <table:table-cell office:value-type="float" office:value="0.10256410256410256" table:formula="of:=1/[.Q6]" table:style-name="ce21">
            <text:p>0.102564103</text:p>
          </table:table-cell>
          <table:table-cell office:value-type="float" office:value="0.10277492291880781" table:formula="of:=1/[.R6]" table:style-name="ce21">
            <text:p>0.102774923</text:p>
          </table:table-cell>
          <table:table-cell office:value-type="float" office:value="0.1004016064257028" table:formula="of:=1/[.S6]" table:style-name="ce22">
            <text:p>0.100401606</text:p>
          </table:table-cell>
          <table:table-cell table:style-name="ce1"/>
          <table:table-cell office:value-type="string" table:style-name="ce10">
            <text:p>SSMWS</text:p>
          </table:table-cell>
          <table:table-cell office:value-type="float" office:value="323640.375" table:formula="of:=24*[.J$14]^2" table:style-name="ce13">
            <text:p>3.24E+05</text:p>
          </table:table-cell>
          <table:table-cell office:value-type="float" office:value="2.3750534761711361E-2" table:formula="of:=[.V15]/[.$V$8] *100" table:style-name="ce7">
            <text:p>0.02</text:p>
          </table:table-cell>
          <table:table-cell table:style-name="ce1"/>
          <table:table-cell office:value-type="string" table:style-name="ce10">
            <text:p>SSMWS</text:p>
          </table:table-cell>
          <table:table-cell office:value-type="float" office:value="7.4754874847183049E-6" table:formula="of:=24*[.J$20]^2" table:style-name="ce13">
            <text:p>7.48E-06</text:p>
          </table:table-cell>
          <table:table-cell office:value-type="float" office:value="2.0382638119698034E-2" table:formula="of:=[.Z15]/[.$Z$8]*100" table:style-name="ce7">
            <text:p>0.02</text:p>
          </table:table-cell>
          <table:table-cell table:number-columns-repeated="16357"/>
        </table:table-row>
        <table:table-row table:style-name="ro4">
          <table:table-cell/>
          <table:table-cell table:number-columns-repeated="11" table:style-name="ce1"/>
          <table:table-cell table:number-columns-repeated="2" table:style-name="ce16"/>
          <table:table-cell table:style-name="ce1"/>
          <table:table-cell office:value-type="float" office:value="0.11587485515643105" table:formula="of:=1/[.P7]" table:style-name="ce35">
            <text:p>0.115874855</text:p>
          </table:table-cell>
          <table:table-cell office:value-type="float" office:value="0.11428571428571428" table:formula="of:=1/[.Q7]" table:style-name="ce21">
            <text:p>0.114285714</text:p>
          </table:table-cell>
          <table:table-cell office:value-type="float" office:value="0.11086474501108648" table:formula="of:=1/[.R7]" table:style-name="ce21">
            <text:p>0.110864745</text:p>
          </table:table-cell>
          <table:table-cell office:value-type="float" office:value="0.11363636363636363" table:formula="of:=1/[.S7]" table:style-name="ce22">
            <text:p>0.113636364</text:p>
          </table:table-cell>
          <table:table-cell table:style-name="ce1"/>
          <table:table-cell office:value-type="string" table:style-name="ce11">
            <text:p>SSE</text:p>
          </table:table-cell>
          <table:table-cell office:value-type="float" office:value="3445836" table:formula="of:=[.V8]-SUM([.V9:.V15])" table:style-name="ce14">
            <text:p>3.45E+06</text:p>
          </table:table-cell>
          <table:table-cell office:value-type="float" office:value="0.25287465354455985" table:formula="of:=[.V16]/[.$V$8] *100" table:style-name="ce8">
            <text:p>0.25</text:p>
          </table:table-cell>
          <table:table-cell table:style-name="ce1"/>
          <table:table-cell office:value-type="string" table:style-name="ce11">
            <text:p>SSE</text:p>
          </table:table-cell>
          <table:table-cell office:value-type="float" office:value="3.83577390596683E-4" table:formula="of:=[.Z8]-SUM([.Z9:.Z15])" table:style-name="ce14">
            <text:p>3.84E-04</text:p>
          </table:table-cell>
          <table:table-cell office:value-type="float" office:value="1.0458607762253336" table:formula="of:=[.Z16]/[.$Z$8]*100" table:style-name="ce8">
            <text:p>1.05</text:p>
          </table:table-cell>
          <table:table-cell table:number-columns-repeated="16357"/>
        </table:table-row>
        <table:table-row table:style-name="ro4">
          <table:table-cell/>
          <table:table-cell table:number-columns-repeated="11" table:style-name="ce1"/>
          <table:table-cell table:number-columns-repeated="2" table:style-name="ce16"/>
          <table:table-cell table:style-name="ce1"/>
          <table:table-cell office:value-type="float" office:value="0.16447368421052633" table:formula="of:=1/[.P8]" table:style-name="ce35">
            <text:p>0.164473684</text:p>
          </table:table-cell>
          <table:table-cell office:value-type="float" office:value="0.1663893510815308" table:formula="of:=1/[.Q8]" table:style-name="ce21">
            <text:p>0.166389351</text:p>
          </table:table-cell>
          <table:table-cell office:value-type="float" office:value="0.16286644951140067" table:formula="of:=1/[.R8]" table:style-name="ce21">
            <text:p>0.16286645</text:p>
          </table:table-cell>
          <table:table-cell office:value-type="float" office:value="0.16447368421052633" table:formula="of:=1/[.S8]" table:style-name="ce22">
            <text:p>0.164473684</text:p>
          </table:table-cell>
          <table:table-cell table:number-columns-repeated="16365"/>
        </table:table-row>
        <table:table-row table:style-name="ro4">
          <table:table-cell/>
          <table:table-cell table:number-columns-repeated="10" table:style-name="ce3"/>
          <table:table-cell table:style-name="ce1"/>
          <table:table-cell table:number-columns-repeated="2" table:style-name="ce16"/>
          <table:table-cell table:style-name="ce1"/>
          <table:table-cell office:value-type="float" office:value="4.4843049327354258E-2" table:formula="of:=1/[.P9]" table:style-name="ce35">
            <text:p>0.044843049</text:p>
          </table:table-cell>
          <table:table-cell office:value-type="float" office:value="4.2069835927639881E-2" table:formula="of:=1/[.Q9]" table:style-name="ce21">
            <text:p>0.042069836</text:p>
          </table:table-cell>
          <table:table-cell office:value-type="float" office:value="4.5269352648257127E-2" table:formula="of:=1/[.R9]" table:style-name="ce21">
            <text:p>0.045269353</text:p>
          </table:table-cell>
          <table:table-cell office:value-type="float" office:value="4.4014084507042257E-2" table:formula="of:=1/[.S9]" table:style-name="ce22">
            <text:p>0.044014085</text:p>
          </table:table-cell>
          <table:table-cell table:number-columns-repeated="16365"/>
        </table:table-row>
        <table:table-row table:style-name="ro4">
          <table:table-cell/>
          <table:table-cell office:value-type="string" table:style-name="ce63">
            <text:p>Total RT</text:p>
          </table:table-cell>
          <table:table-cell office:value-type="float" office:value="0.80619009739921477" table:formula="of:=SUMPRODUCT([.C5:.C12];[.$S$14:.$S$21])" table:style-name="ce33">
            <text:p>0.806190097</text:p>
          </table:table-cell>
          <table:table-cell office:value-type="float" office:value="0.19700217045326623" table:formula="of:=SUMPRODUCT([.D5:.D12];[.$S$14:.$S$21])" table:style-name="ce33">
            <text:p>0.19700217</text:p>
          </table:table-cell>
          <table:table-cell office:value-type="float" office:value="0.23326005359231164" table:formula="of:=SUMPRODUCT([.E5:.E12];[.$S$14:.$S$21])" table:style-name="ce33">
            <text:p>0.233260054</text:p>
          </table:table-cell>
          <table:table-cell office:value-type="float" office:value="-5.6040996522088604E-2" table:formula="of:=SUMPRODUCT([.F5:.F12];[.$S$14:.$S$21])" table:style-name="ce33">
            <text:p>-0.056040997</text:p>
          </table:table-cell>
          <table:table-cell office:value-type="float" office:value="1.0544035426767823E-2" table:formula="of:=SUMPRODUCT([.G5:.G12];[.$S$14:.$S$21])" table:style-name="ce33">
            <text:p>0.010544035</text:p>
          </table:table-cell>
          <table:table-cell office:value-type="float" office:value="-2.6789817034691965E-4" table:formula="of:=SUMPRODUCT([.H5:.H12];[.$S$14:.$S$21])" table:style-name="ce33">
            <text:p>-0.000267898</text:p>
          </table:table-cell>
          <table:table-cell office:value-type="float" office:value="-1.6949043873944913E-2" table:formula="of:=SUMPRODUCT([.I5:.I12];[.$S$14:.$S$21])" table:style-name="ce33">
            <text:p>-0.016949044</text:p>
          </table:table-cell>
          <table:table-cell office:value-type="float" office:value="4.4648217537301693E-3" table:formula="of:=SUMPRODUCT([.J5:.J12];[.$S$14:.$S$21])" table:style-name="ce33">
            <text:p>0.004464822</text:p>
          </table:table-cell>
          <table:table-cell office:value-type="string" table:number-columns-spanned="1" table:number-rows-spanned="2" table:style-name="ce80">
            <text:p>-</text:p>
          </table:table-cell>
          <table:table-cell table:style-name="ce15"/>
          <table:table-cell table:number-columns-repeated="2" table:style-name="ce16"/>
          <table:table-cell table:style-name="ce1"/>
          <table:table-cell office:value-type="float" office:value="8.7873462214411238E-2" table:formula="of:=1/[.P10]" table:style-name="ce35">
            <text:p>0.087873462</text:p>
          </table:table-cell>
          <table:table-cell office:value-type="float" office:value="8.9445438282647588E-2" table:formula="of:=1/[.Q10]" table:style-name="ce21">
            <text:p>0.089445438</text:p>
          </table:table-cell>
          <table:table-cell office:value-type="float" office:value="9.0991810737033663E-2" table:formula="of:=1/[.R10]" table:style-name="ce21">
            <text:p>0.090991811</text:p>
          </table:table-cell>
          <table:table-cell office:value-type="float" office:value="8.9445438282647588E-2" table:formula="of:=1/[.S10]" table:style-name="ce22">
            <text:p>0.089445438</text:p>
          </table:table-cell>
          <table:table-cell table:number-columns-repeated="16365"/>
        </table:table-row>
        <table:table-row table:style-name="ro4">
          <table:table-cell/>
          <table:table-cell office:value-type="string" table:style-name="ce49">
            <text:p>Effect RT (Total/8)</text:p>
          </table:table-cell>
          <table:table-cell office:value-type="float" office:value="0.10077376217490185" table:formula="of:=[.C19]/8" table:style-name="ce33">
            <text:p>0.100773762</text:p>
          </table:table-cell>
          <table:table-cell office:value-type="float" office:value="2.4625271306658279E-2" table:formula="of:=[.D19]/8" table:style-name="ce25">
            <text:p>0.024625271</text:p>
          </table:table-cell>
          <table:table-cell office:value-type="float" office:value="2.9157506699038955E-2" table:formula="of:=[.E19]/8" table:style-name="ce25">
            <text:p>0.029157507</text:p>
          </table:table-cell>
          <table:table-cell office:value-type="float" office:value="-7.0051245652610755E-3" table:formula="of:=[.F19]/8" table:style-name="ce25">
            <text:p>-0.007005125</text:p>
          </table:table-cell>
          <table:table-cell office:value-type="float" office:value="1.3180044283459778E-3" table:formula="of:=[.G19]/8" table:style-name="ce25">
            <text:p>0.001318004</text:p>
          </table:table-cell>
          <table:table-cell office:value-type="float" office:value="-3.3487271293364956E-5" table:formula="of:=[.H19]/8" table:style-name="ce25">
            <text:p>-3.34873E-05</text:p>
          </table:table-cell>
          <table:table-cell office:value-type="float" office:value="-2.1186304842431142E-3" table:formula="of:=[.I19]/8" table:style-name="ce42">
            <text:p>-0.00211863</text:p>
          </table:table-cell>
          <table:table-cell office:value-type="float" office:value="5.5810271921627116E-4" table:formula="of:=[.J19]/8" table:style-name="ce46">
            <text:p>0.000558103</text:p>
          </table:table-cell>
          <table:covered-table-cell/>
          <table:table-cell table:style-name="ce75"/>
          <table:table-cell table:number-columns-repeated="2" table:style-name="ce16"/>
          <table:table-cell table:style-name="ce1"/>
          <table:table-cell office:value-type="float" office:value="9.3196644920782848E-2" table:formula="of:=1/[.P11]" table:style-name="ce35">
            <text:p>0.093196645</text:p>
          </table:table-cell>
          <table:table-cell office:value-type="float" office:value="9.46073793755913E-2" table:formula="of:=1/[.Q11]" table:style-name="ce21">
            <text:p>0.094607379</text:p>
          </table:table-cell>
          <table:table-cell office:value-type="float" office:value="9.5147478591817325E-2" table:formula="of:=1/[.R11]" table:style-name="ce21">
            <text:p>0.095147479</text:p>
          </table:table-cell>
          <table:table-cell office:value-type="float" office:value="9.4339622641509441E-2" table:formula="of:=1/[.S11]" table:style-name="ce22">
            <text:p>0.094339623</text:p>
          </table:table-cell>
          <table:table-cell table:number-columns-repeated="16365"/>
        </table:table-row>
        <table:table-row table:style-name="ro4">
          <table:table-cell/>
          <table:table-cell office:value-type="string" table:style-name="ce50">
            <text:p>Perc. of Variation RT</text:p>
          </table:table-cell>
          <table:table-cell office:value-type="string" table:style-name="ce29">
            <text:p>-</text:p>
          </table:table-cell>
          <table:table-cell office:value-type="float" office:value="39.682055930557205" table:formula="of:=(24*[.D20]^2)/[.$Z$8] * 100" table:style-name="ce28">
            <text:p>39.68</text:p>
          </table:table-cell>
          <table:table-cell office:value-type="float" office:value="55.633051910632403" table:formula="of:=(24*[.E20]^2)/[.$Z$8] * 100" table:style-name="ce28">
            <text:p>55.63</text:p>
          </table:table-cell>
          <table:table-cell office:value-type="float" office:value="3.2111740204055659" table:formula="of:=(24*[.F20]^2)/[.$Z$8] * 100" table:style-name="ce28">
            <text:p>3.21</text:p>
          </table:table-cell>
          <table:table-cell office:value-type="float" office:value="0.11367523371650268" table:formula="of:=(24*[.G20]^2)/[.$Z$8] * 100" table:style-name="ce28">
            <text:p>0.11</text:p>
          </table:table-cell>
          <table:table-cell office:value-type="float" office:value="7.338235379888389E-5" table:formula="of:=(24*[.H20]^2)/[.$Z$8] * 100" table:style-name="ce28">
            <text:p>0.00</text:p>
          </table:table-cell>
          <table:table-cell office:value-type="float" office:value="0.29372610798950582" table:formula="of:=(24*[.I20]^2)/[.$Z$8] * 100" table:style-name="ce28">
            <text:p>0.29</text:p>
          </table:table-cell>
          <table:table-cell office:value-type="float" office:value="2.0382638119698034E-2" table:formula="of:=(24*[.J20]^2)/[.$Z$8] * 100" table:style-name="ce65">
            <text:p>0.02</text:p>
          </table:table-cell>
          <table:table-cell office:value-type="float" office:value="1.0458607762253336" table:formula="of:=([.Z8]-SUM([.Z9:.Z15]))/[.Z8]*100" table:style-name="ce44">
            <text:p>1.05</text:p>
          </table:table-cell>
          <table:table-cell table:style-name="ce2"/>
          <table:table-cell table:number-columns-repeated="2" table:style-name="ce16"/>
          <table:table-cell table:style-name="ce1"/>
          <table:table-cell office:value-type="float" office:value="0.14556040756914118" table:formula="of:=1/[.P12]" table:style-name="ce60">
            <text:p>0.145560408</text:p>
          </table:table-cell>
          <table:table-cell office:value-type="float" office:value="0.15060240963855423" table:formula="of:=1/[.Q12]" table:style-name="ce42">
            <text:p>0.15060241</text:p>
          </table:table-cell>
          <table:table-cell office:value-type="float" office:value="0.14598540145985403" table:formula="of:=1/[.R12]" table:style-name="ce42">
            <text:p>0.145985401</text:p>
          </table:table-cell>
          <table:table-cell office:value-type="float" office:value="0.14727540500736377" table:formula="of:=1/[.S12]" table:style-name="ce25">
            <text:p>0.147275405</text:p>
          </table:table-cell>
          <table:table-cell table:number-columns-repeated="16365"/>
        </table:table-row>
        <table:table-row table:style-name="ro5">
          <table:table-cell/>
          <table:table-cell table:number-columns-repeated="10" table:style-name="ce1"/>
          <table:table-cell table:style-name="ce15"/>
          <table:table-cell table:number-columns-repeated="2" table:style-name="ce16"/>
          <table:table-cell table:style-name="ce1"/>
          <table:table-cell table:number-columns-repeated="3" table:style-name="ce16"/>
          <table:table-cell table:number-columns-repeated="16366" table:style-name="ce1"/>
        </table:table-row>
        <table:table-row table:number-rows-repeated="1048554" table:style-name="ro1">
          <table:table-cell table:number-columns-repeated="16384"/>
        </table:table-row>
      </table:table>
      <table:table table:name="Read-Only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7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16358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7">
            <text:p>Additive Model</text:p>
          </table:table-cell>
          <table:table-cell table:number-columns-repeated="4" table:style-name="ce17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2"/>
          <table:table-cell office:value-type="string" table:style-name="ce51">
            <text:p>I</text:p>
          </table:table-cell>
          <table:table-cell office:value-type="string" table:style-name="ce45">
            <text:p><text:s/>M</text:p>
          </table:table-cell>
          <table:table-cell office:value-type="string" table:style-name="ce45">
            <text:p><text:s/>W</text:p>
          </table:table-cell>
          <table:table-cell office:value-type="string" table:style-name="ce45">
            <text:p><text:s/>S</text:p>
          </table:table-cell>
          <table:table-cell office:value-type="string" table:style-name="ce45">
            <text:p><text:s/>MW</text:p>
          </table:table-cell>
          <table:table-cell office:value-type="string" table:style-name="ce45">
            <text:p><text:s/>MS</text:p>
          </table:table-cell>
          <table:table-cell office:value-type="string" table:style-name="ce45">
            <text:p><text:s/>WS</text:p>
          </table:table-cell>
          <table:table-cell office:value-type="string" table:style-name="ce64">
            <text:p><text:s/>MWS</text:p>
          </table:table-cell>
          <table:table-cell office:value-type="string" table:style-name="ce41">
            <text:p>ERROR</text:p>
          </table:table-cell>
          <table:table-cell office:value-type="string" table:style-name="ce52">
            <text:p>Tp1</text:p>
          </table:table-cell>
          <table:table-cell office:value-type="string" table:style-name="ce52">
            <text:p><text:s/>Tp2</text:p>
          </table:table-cell>
          <table:table-cell office:value-type="string" table:style-name="ce52">
            <text:p><text:s/>Tp3</text:p>
          </table:table-cell>
          <table:table-cell office:value-type="string" table:style-name="ce52">
            <text:p><text:s/>MeanTP</text:p>
          </table:table-cell>
          <table:table-cell office:value-type="string" table:style-name="ce53">
            <text:p>Rt1</text:p>
          </table:table-cell>
          <table:table-cell office:value-type="string" table:style-name="ce52">
            <text:p><text:s/>Rt2</text:p>
          </table:table-cell>
          <table:table-cell office:value-type="string" table:style-name="ce52">
            <text:p><text:s/>Rt3</text:p>
          </table:table-cell>
          <table:table-cell office:value-type="string" table:style-name="ce54">
            <text:p><text:s/>MeanRt</text:p>
          </table:table-cell>
          <table:table-cell table:style-name="ce1"/>
          <table:table-cell office:value-type="string" table:style-name="ce37">
            <text:p>TP Analysis</text:p>
          </table:table-cell>
          <table:table-cell table:style-name="ce38"/>
          <table:table-cell table:style-name="ce39"/>
          <table:table-cell table:style-name="ce1"/>
          <table:table-cell office:value-type="string" table:style-name="ce37">
            <text:p>RT Analysis</text:p>
          </table:table-cell>
          <table:table-cell table:style-name="ce38"/>
          <table:table-cell table:style-name="ce39"/>
          <table:table-cell table:number-columns-repeated="16357"/>
        </table:table-row>
        <table:table-row table:style-name="ro4">
          <table:table-cell/>
          <table:table-cell table:style-name="ce1"/>
          <table:table-cell office:value-type="float" office:value="1" table:style-name="ce30">
            <text:p>1</text:p>
          </table:table-cell>
          <table:table-cell office:value-type="float" office:value="-1" table:style-name="ce22">
            <text:p>-1</text:p>
          </table:table-cell>
          <table:table-cell office:value-type="float" office:value="-1" table:style-name="ce22">
            <text:p>-1</text:p>
          </table:table-cell>
          <table:table-cell office:value-type="float" office:value="-1" table:style-name="ce22">
            <text:p>-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-1" table:style-name="ce22">
            <text:p>-1</text:p>
          </table:table-cell>
          <table:table-cell office:value-type="string" table:number-columns-spanned="1" table:number-rows-spanned="8" table:style-name="ce78">
            <text:p>-</text:p>
          </table:table-cell>
          <table:table-cell office:value-type="float" office:value="18673" table:style-name="ce40">
            <text:p>18'673</text:p>
          </table:table-cell>
          <table:table-cell office:value-type="float" office:value="18972" table:style-name="ce26">
            <text:p>18'972</text:p>
          </table:table-cell>
          <table:table-cell office:value-type="float" office:value="18516" table:style-name="ce26">
            <text:p>18'516</text:p>
          </table:table-cell>
          <table:table-cell office:value-type="float" office:value="18720" table:style-name="ce26">
            <text:p>18'720</text:p>
          </table:table-cell>
          <table:table-cell office:value-type="float" office:value="10.38" table:style-name="ce35">
            <text:p>10.38</text:p>
          </table:table-cell>
          <table:table-cell office:value-type="float" office:value="10.33" table:style-name="ce19">
            <text:p>10.33</text:p>
          </table:table-cell>
          <table:table-cell office:value-type="float" office:value="10.47" table:style-name="ce19">
            <text:p>10.47</text:p>
          </table:table-cell>
          <table:table-cell office:value-type="float" office:value="10.39" table:style-name="ce22">
            <text:p>10.39</text:p>
          </table:table-cell>
          <table:table-cell table:style-name="ce1"/>
          <table:table-cell table:style-name="ce4"/>
          <table:table-cell office:value-type="string" table:style-name="ce6">
            <text:p>Sum Of Squares</text:p>
          </table:table-cell>
          <table:table-cell office:value-type="string" table:style-name="ce9">
            <text:p>Percentage of Variation</text:p>
          </table:table-cell>
          <table:table-cell table:style-name="ce1"/>
          <table:table-cell table:style-name="ce4"/>
          <table:table-cell office:value-type="string" table:style-name="ce77">
            <text:p>Sum Of Squares</text:p>
          </table:table-cell>
          <table:table-cell office:value-type="string" table:style-name="ce9">
            <text:p>Percentage of Variation</text:p>
          </table:table-cell>
          <table:table-cell table:number-columns-repeated="16357"/>
        </table:table-row>
        <table:table-row table:style-name="ro1">
          <table:table-cell/>
          <table:table-cell table:style-name="ce1"/>
          <table:table-cell office:value-type="float" office:value="1" table:style-name="ce30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-1" table:style-name="ce22">
            <text:p>-1</text:p>
          </table:table-cell>
          <table:table-cell office:value-type="float" office:value="-1" table:style-name="ce22">
            <text:p>-1</text:p>
          </table:table-cell>
          <table:table-cell office:value-type="float" office:value="-1" table:style-name="ce22">
            <text:p>-1</text:p>
          </table:table-cell>
          <table:table-cell office:value-type="float" office:value="-1" table:style-name="ce22">
            <text:p>-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covered-table-cell/>
          <table:table-cell office:value-type="float" office:value="22252" table:style-name="ce40">
            <text:p>22'252</text:p>
          </table:table-cell>
          <table:table-cell office:value-type="float" office:value="22249" table:style-name="ce26">
            <text:p>22'249</text:p>
          </table:table-cell>
          <table:table-cell office:value-type="float" office:value="22251" table:style-name="ce26">
            <text:p>22'251</text:p>
          </table:table-cell>
          <table:table-cell office:value-type="float" office:value="22250" table:style-name="ce26">
            <text:p>22'250</text:p>
          </table:table-cell>
          <table:table-cell office:value-type="float" office:value="8.6999999999999993" table:style-name="ce35">
            <text:p>8.7</text:p>
          </table:table-cell>
          <table:table-cell office:value-type="float" office:value="8.69" table:style-name="ce19">
            <text:p>8.69</text:p>
          </table:table-cell>
          <table:table-cell office:value-type="float" office:value="8.7200000000000006" table:style-name="ce19">
            <text:p>8.72</text:p>
          </table:table-cell>
          <table:table-cell office:value-type="float" office:value="8.6999999999999993" table:style-name="ce22">
            <text:p>8.7</text:p>
          </table:table-cell>
          <table:table-cell table:style-name="ce1"/>
          <table:table-cell office:value-type="string" table:style-name="ce5">
            <text:p>SSY</text:p>
          </table:table-cell>
          <table:table-cell office:value-type="float" office:value="16107543995" table:formula="of:=SUMSQ([.L5:.N12])" table:style-name="ce13">
            <text:p>1.61E+10</text:p>
          </table:table-cell>
          <table:table-cell table:style-name="ce7"/>
          <table:table-cell table:style-name="ce1"/>
          <table:table-cell office:value-type="string" table:style-name="ce5">
            <text:p>SSY</text:p>
          </table:table-cell>
          <table:table-cell office:value-type="float" office:value="0.43129500713857766" table:formula="of:=SUMSQ([.P14:.R21])" table:style-name="ce13">
            <text:p>4.31E-01</text:p>
          </table:table-cell>
          <table:table-cell table:style-name="ce12"/>
          <table:table-cell table:number-columns-repeated="16357"/>
        </table:table-row>
        <table:table-row table:style-name="ro1">
          <table:table-cell/>
          <table:table-cell table:style-name="ce1"/>
          <table:table-cell office:value-type="float" office:value="1" table:style-name="ce30">
            <text:p>1</text:p>
          </table:table-cell>
          <table:table-cell office:value-type="float" office:value="-1" table:style-name="ce22">
            <text:p>-1</text:p>
          </table:table-cell>
          <table:table-cell office:value-type="float" office:value="1" table:style-name="ce22">
            <text:p>1</text:p>
          </table:table-cell>
          <table:table-cell office:value-type="float" office:value="-1" table:style-name="ce22">
            <text:p>-1</text:p>
          </table:table-cell>
          <table:table-cell office:value-type="float" office:value="-1" table:style-name="ce22">
            <text:p>-1</text:p>
          </table:table-cell>
          <table:table-cell office:value-type="float" office:value="1" table:style-name="ce22">
            <text:p>1</text:p>
          </table:table-cell>
          <table:table-cell office:value-type="float" office:value="-1" table:style-name="ce22">
            <text:p>-1</text:p>
          </table:table-cell>
          <table:table-cell office:value-type="float" office:value="1" table:style-name="ce22">
            <text:p>1</text:p>
          </table:table-cell>
          <table:covered-table-cell/>
          <table:table-cell office:value-type="float" office:value="22248" table:style-name="ce40">
            <text:p>22'248</text:p>
          </table:table-cell>
          <table:table-cell office:value-type="float" office:value="22246" table:style-name="ce26">
            <text:p>22'246</text:p>
          </table:table-cell>
          <table:table-cell office:value-type="float" office:value="22237" table:style-name="ce26">
            <text:p>22'237</text:p>
          </table:table-cell>
          <table:table-cell office:value-type="float" office:value="22243" table:style-name="ce26">
            <text:p>22'243</text:p>
          </table:table-cell>
          <table:table-cell office:value-type="float" office:value="8.6300000000000008" table:style-name="ce35">
            <text:p>8.63</text:p>
          </table:table-cell>
          <table:table-cell office:value-type="float" office:value="8.6300000000000008" table:style-name="ce19">
            <text:p>8.63</text:p>
          </table:table-cell>
          <table:table-cell office:value-type="float" office:value="8.6300000000000008" table:style-name="ce19">
            <text:p>8.63</text:p>
          </table:table-cell>
          <table:table-cell office:value-type="float" office:value="8.6300000000000008" table:style-name="ce22">
            <text:p>8.63</text:p>
          </table:table-cell>
          <table:table-cell table:style-name="ce1"/>
          <table:table-cell office:value-type="string" table:style-name="ce5">
            <text:p>SSO</text:p>
          </table:table-cell>
          <table:table-cell office:value-type="float" office:value="15187482193.5" table:formula="of:=24*([.C14]^2)" table:style-name="ce13">
            <text:p>1.52E+10</text:p>
          </table:table-cell>
          <table:table-cell table:style-name="ce7"/>
          <table:table-cell table:style-name="ce1"/>
          <table:table-cell office:value-type="string" table:style-name="ce5">
            <text:p>SSO</text:p>
          </table:table-cell>
          <table:table-cell office:value-type="float" office:value="0.4062305543830611" table:formula="of:=24*[.C20]^2" table:style-name="ce13">
            <text:p>4.06E-01</text:p>
          </table:table-cell>
          <table:table-cell table:style-name="ce12"/>
          <table:table-cell table:number-columns-repeated="16357"/>
        </table:table-row>
        <table:table-row table:style-name="ro1">
          <table:table-cell/>
          <table:table-cell table:style-name="ce1"/>
          <table:table-cell office:value-type="float" office:value="1" table:style-name="ce30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-1" table:style-name="ce22">
            <text:p>-1</text:p>
          </table:table-cell>
          <table:table-cell office:value-type="float" office:value="1" table:style-name="ce22">
            <text:p>1</text:p>
          </table:table-cell>
          <table:table-cell office:value-type="float" office:value="-1" table:style-name="ce22">
            <text:p>-1</text:p>
          </table:table-cell>
          <table:table-cell office:value-type="float" office:value="-1" table:style-name="ce22">
            <text:p>-1</text:p>
          </table:table-cell>
          <table:table-cell office:value-type="float" office:value="-1" table:style-name="ce22">
            <text:p>-1</text:p>
          </table:table-cell>
          <table:covered-table-cell/>
          <table:table-cell office:value-type="float" office:value="22255" table:style-name="ce40">
            <text:p>22'255</text:p>
          </table:table-cell>
          <table:table-cell office:value-type="float" office:value="22260" table:style-name="ce26">
            <text:p>22'260</text:p>
          </table:table-cell>
          <table:table-cell office:value-type="float" office:value="22251" table:style-name="ce26">
            <text:p>22'251</text:p>
          </table:table-cell>
          <table:table-cell office:value-type="float" office:value="22255" table:style-name="ce26">
            <text:p>22'255</text:p>
          </table:table-cell>
          <table:table-cell office:value-type="float" office:value="8.7100000000000009" table:style-name="ce35">
            <text:p>8.71</text:p>
          </table:table-cell>
          <table:table-cell office:value-type="float" office:value="8.68" table:style-name="ce19">
            <text:p>8.68</text:p>
          </table:table-cell>
          <table:table-cell office:value-type="float" office:value="8.68" table:style-name="ce19">
            <text:p>8.68</text:p>
          </table:table-cell>
          <table:table-cell office:value-type="float" office:value="8.69" table:style-name="ce22">
            <text:p>8.69</text:p>
          </table:table-cell>
          <table:table-cell table:style-name="ce1"/>
          <table:table-cell office:value-type="string" table:style-name="ce5">
            <text:p>SST</text:p>
          </table:table-cell>
          <table:table-cell office:value-type="float" office:value="920061801.5" table:formula="of:=[.V6]-[.V7]" table:style-name="ce13">
            <text:p>9.20E+08</text:p>
          </table:table-cell>
          <table:table-cell office:value-type="float" office:value="100" table:formula="of:=[.V8]/[.$V$8] *100" table:style-name="ce7">
            <text:p>100.00</text:p>
          </table:table-cell>
          <table:table-cell table:style-name="ce1"/>
          <table:table-cell office:value-type="string" table:style-name="ce5">
            <text:p>SST</text:p>
          </table:table-cell>
          <table:table-cell office:value-type="float" office:value="2.5064452755516553E-2" table:formula="of:=[.Z6]-[.Z7]" table:style-name="ce13">
            <text:p>2.51E-02</text:p>
          </table:table-cell>
          <table:table-cell office:value-type="float" office:value="100" table:formula="of:=[.Z8]/[.$Z$8]*100" table:style-name="ce7">
            <text:p>100.00</text:p>
          </table:table-cell>
          <table:table-cell table:number-columns-repeated="16357"/>
        </table:table-row>
        <table:table-row table:style-name="ro1">
          <table:table-cell/>
          <table:table-cell table:style-name="ce1"/>
          <table:table-cell office:value-type="float" office:value="1" table:style-name="ce30">
            <text:p>1</text:p>
          </table:table-cell>
          <table:table-cell office:value-type="float" office:value="-1" table:style-name="ce22">
            <text:p>-1</text:p>
          </table:table-cell>
          <table:table-cell office:value-type="float" office:value="-1" table:style-name="ce22">
            <text:p>-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-1" table:style-name="ce22">
            <text:p>-1</text:p>
          </table:table-cell>
          <table:table-cell office:value-type="float" office:value="-1" table:style-name="ce22">
            <text:p>-1</text:p>
          </table:table-cell>
          <table:table-cell office:value-type="float" office:value="1" table:style-name="ce22">
            <text:p>1</text:p>
          </table:table-cell>
          <table:covered-table-cell/>
          <table:table-cell office:value-type="float" office:value="16695" table:style-name="ce40">
            <text:p>16'695</text:p>
          </table:table-cell>
          <table:table-cell office:value-type="float" office:value="17371" table:style-name="ce26">
            <text:p>17'371</text:p>
          </table:table-cell>
          <table:table-cell office:value-type="float" office:value="17791" table:style-name="ce26">
            <text:p>17'791</text:p>
          </table:table-cell>
          <table:table-cell office:value-type="float" office:value="17285" table:style-name="ce26">
            <text:p>17'285</text:p>
          </table:table-cell>
          <table:table-cell office:value-type="float" office:value="11.64" table:style-name="ce35">
            <text:p>11.64</text:p>
          </table:table-cell>
          <table:table-cell office:value-type="float" office:value="11.17" table:style-name="ce19">
            <text:p>11.17</text:p>
          </table:table-cell>
          <table:table-cell office:value-type="float" office:value="10.9" table:style-name="ce19">
            <text:p>10.9</text:p>
          </table:table-cell>
          <table:table-cell office:value-type="float" office:value="11.24" table:style-name="ce22">
            <text:p>11.24</text:p>
          </table:table-cell>
          <table:table-cell table:style-name="ce1"/>
          <table:table-cell office:value-type="string" table:style-name="ce10">
            <text:p>SSM</text:p>
          </table:table-cell>
          <table:table-cell office:value-type="float" office:value="151383174" table:formula="of:=24*[.D$14]^2" table:style-name="ce13">
            <text:p>1.51E+08</text:p>
          </table:table-cell>
          <table:table-cell office:value-type="float" office:value="16.453587547401295" table:formula="of:=[.V9]/[.$V$8] *100" table:style-name="ce7">
            <text:p>16.45</text:p>
          </table:table-cell>
          <table:table-cell table:style-name="ce1"/>
          <table:table-cell office:value-type="string" table:style-name="ce10">
            <text:p>SSM</text:p>
          </table:table-cell>
          <table:table-cell office:value-type="float" office:value="3.9829483097102766E-3" table:formula="of:=24*[.D$20]^2" table:style-name="ce13">
            <text:p>3.98E-03</text:p>
          </table:table-cell>
          <table:table-cell office:value-type="float" office:value="15.890824940646873" table:formula="of:=[.Z9]/[.$Z$8]*100" table:style-name="ce7">
            <text:p>15.89</text:p>
          </table:table-cell>
          <table:table-cell table:number-columns-repeated="16357"/>
        </table:table-row>
        <table:table-row table:style-name="ro1">
          <table:table-cell/>
          <table:table-cell table:style-name="ce1"/>
          <table:table-cell office:value-type="float" office:value="1" table:style-name="ce30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-1" table:style-name="ce22">
            <text:p>-1</text:p>
          </table:table-cell>
          <table:table-cell office:value-type="float" office:value="1" table:style-name="ce22">
            <text:p>1</text:p>
          </table:table-cell>
          <table:table-cell office:value-type="float" office:value="-1" table:style-name="ce22">
            <text:p>-1</text:p>
          </table:table-cell>
          <table:table-cell office:value-type="float" office:value="1" table:style-name="ce22">
            <text:p>1</text:p>
          </table:table-cell>
          <table:table-cell office:value-type="float" office:value="-1" table:style-name="ce22">
            <text:p>-1</text:p>
          </table:table-cell>
          <table:table-cell office:value-type="float" office:value="-1" table:style-name="ce22">
            <text:p>-1</text:p>
          </table:table-cell>
          <table:covered-table-cell/>
          <table:table-cell office:value-type="float" office:value="32702" table:style-name="ce40">
            <text:p>32'702</text:p>
          </table:table-cell>
          <table:table-cell office:value-type="float" office:value="32481" table:style-name="ce26">
            <text:p>32'481</text:p>
          </table:table-cell>
          <table:table-cell office:value-type="float" office:value="33158" table:style-name="ce26">
            <text:p>33'158</text:p>
          </table:table-cell>
          <table:table-cell office:value-type="float" office:value="32780" table:style-name="ce26">
            <text:p>32'780</text:p>
          </table:table-cell>
          <table:table-cell office:value-type="float" office:value="5.94" table:style-name="ce35">
            <text:p>5.94</text:p>
          </table:table-cell>
          <table:table-cell office:value-type="float" office:value="5.95" table:style-name="ce19">
            <text:p>5.95</text:p>
          </table:table-cell>
          <table:table-cell office:value-type="float" office:value="5.83" table:style-name="ce19">
            <text:p>5.83</text:p>
          </table:table-cell>
          <table:table-cell office:value-type="float" office:value="5.91" table:style-name="ce22">
            <text:p>5.91</text:p>
          </table:table-cell>
          <table:table-cell table:style-name="ce1"/>
          <table:table-cell office:value-type="string" table:style-name="ce10">
            <text:p>SSW</text:p>
          </table:table-cell>
          <table:table-cell office:value-type="float" office:value="137894616" table:formula="of:=24*[.E$14]^2" table:style-name="ce13">
            <text:p>1.38E+08</text:p>
          </table:table-cell>
          <table:table-cell office:value-type="float" office:value="14.987538421352447" table:formula="of:=[.V10]/[.$V$8] *100" table:style-name="ce7">
            <text:p>14.99</text:p>
          </table:table-cell>
          <table:table-cell table:style-name="ce1"/>
          <table:table-cell office:value-type="string" table:style-name="ce10">
            <text:p>SSW</text:p>
          </table:table-cell>
          <table:table-cell office:value-type="float" office:value="3.9079923153825212E-3" table:formula="of:=24*[.E$20]^2" table:style-name="ce13">
            <text:p>3.91E-03</text:p>
          </table:table-cell>
          <table:table-cell office:value-type="float" office:value="15.591771954894936" table:formula="of:=[.Z10]/[.$Z$8]*100" table:style-name="ce7">
            <text:p>15.59</text:p>
          </table:table-cell>
          <table:table-cell table:number-columns-repeated="16357"/>
        </table:table-row>
        <table:table-row table:style-name="ro1">
          <table:table-cell/>
          <table:table-cell table:style-name="ce1"/>
          <table:table-cell office:value-type="float" office:value="1" table:style-name="ce30">
            <text:p>1</text:p>
          </table:table-cell>
          <table:table-cell office:value-type="float" office:value="-1" table:style-name="ce22">
            <text:p>-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-1" table:style-name="ce22">
            <text:p>-1</text:p>
          </table:table-cell>
          <table:table-cell office:value-type="float" office:value="-1" table:style-name="ce22">
            <text:p>-1</text:p>
          </table:table-cell>
          <table:table-cell office:value-type="float" office:value="1" table:style-name="ce22">
            <text:p>1</text:p>
          </table:table-cell>
          <table:table-cell office:value-type="float" office:value="-1" table:style-name="ce22">
            <text:p>-1</text:p>
          </table:table-cell>
          <table:covered-table-cell/>
          <table:table-cell office:value-type="float" office:value="31709" table:style-name="ce40">
            <text:p>31'709</text:p>
          </table:table-cell>
          <table:table-cell office:value-type="float" office:value="32703" table:style-name="ce26">
            <text:p>32'703</text:p>
          </table:table-cell>
          <table:table-cell office:value-type="float" office:value="32577" table:style-name="ce26">
            <text:p>32'577</text:p>
          </table:table-cell>
          <table:table-cell office:value-type="float" office:value="32329" table:style-name="ce26">
            <text:p>32'329</text:p>
          </table:table-cell>
          <table:table-cell office:value-type="float" office:value="6.07" table:style-name="ce35">
            <text:p>6.07</text:p>
          </table:table-cell>
          <table:table-cell office:value-type="float" office:value="5.9" table:style-name="ce19">
            <text:p>5.9</text:p>
          </table:table-cell>
          <table:table-cell office:value-type="float" office:value="5.9" table:style-name="ce19">
            <text:p>5.9</text:p>
          </table:table-cell>
          <table:table-cell office:value-type="float" office:value="5.96" table:style-name="ce22">
            <text:p>5.96</text:p>
          </table:table-cell>
          <table:table-cell table:style-name="ce1"/>
          <table:table-cell office:value-type="string" table:style-name="ce10">
            <text:p>SSS</text:p>
          </table:table-cell>
          <table:table-cell office:value-type="float" office:value="344511037.5" table:formula="of:=24*[.F$14]^2" table:style-name="ce13">
            <text:p>3.45E+08</text:p>
          </table:table-cell>
          <table:table-cell office:value-type="float" office:value="37.44433655851541" table:formula="of:=[.V11]/[.$V$8] *100" table:style-name="ce7">
            <text:p>37.44</text:p>
          </table:table-cell>
          <table:table-cell table:style-name="ce1"/>
          <table:table-cell office:value-type="string" table:style-name="ce10">
            <text:p>SSS</text:p>
          </table:table-cell>
          <table:table-cell office:value-type="float" office:value="9.188225992728033E-3" table:formula="of:=24*[.F$20]^2" table:style-name="ce13">
            <text:p>9.19E-03</text:p>
          </table:table-cell>
          <table:table-cell office:value-type="float" office:value="36.658394589148784" table:formula="of:=[.Z11]/[.$Z$8]*100" table:style-name="ce7">
            <text:p>36.66</text:p>
          </table:table-cell>
          <table:table-cell table:number-columns-repeated="16357"/>
        </table:table-row>
        <table:table-row table:style-name="ro1">
          <table:table-cell table:style-name="ce2"/>
          <table:table-cell table:style-name="ce3"/>
          <table:table-cell office:value-type="float" office:value="1" table:style-name="ce31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covered-table-cell/>
          <table:table-cell office:value-type="float" office:value="33388" table:style-name="ce27">
            <text:p>33'388</text:p>
          </table:table-cell>
          <table:table-cell office:value-type="float" office:value="33385" table:style-name="ce27">
            <text:p>33'385</text:p>
          </table:table-cell>
          <table:table-cell office:value-type="float" office:value="33379" table:style-name="ce27">
            <text:p>33'379</text:p>
          </table:table-cell>
          <table:table-cell office:value-type="float" office:value="33384" table:style-name="ce27">
            <text:p>33'384</text:p>
          </table:table-cell>
          <table:table-cell office:value-type="float" office:value="5.81" table:style-name="ce36">
            <text:p>5.81</text:p>
          </table:table-cell>
          <table:table-cell office:value-type="float" office:value="5.78" table:style-name="ce20">
            <text:p>5.78</text:p>
          </table:table-cell>
          <table:table-cell office:value-type="float" office:value="5.78" table:style-name="ce20">
            <text:p>5.78</text:p>
          </table:table-cell>
          <table:table-cell office:value-type="float" office:value="5.79" table:style-name="ce23">
            <text:p>5.79</text:p>
          </table:table-cell>
          <table:table-cell table:style-name="ce2"/>
          <table:table-cell office:value-type="string" table:style-name="ce10">
            <text:p>SSMW</text:p>
          </table:table-cell>
          <table:table-cell office:value-type="float" office:value="120933661.5" table:formula="of:=24*[.G$14]^2" table:style-name="ce13">
            <text:p>1.21E+08</text:p>
          </table:table-cell>
          <table:table-cell office:value-type="float" office:value="13.144080245787707" table:formula="of:=[.V12]/[.$V$8] *100" table:style-name="ce7">
            <text:p>13.14</text:p>
          </table:table-cell>
          <table:table-cell table:style-name="ce2"/>
          <table:table-cell office:value-type="string" table:style-name="ce10">
            <text:p>SSMW</text:p>
          </table:table-cell>
          <table:table-cell office:value-type="float" office:value="3.3706109785200545E-3" table:formula="of:=24*[.G$20]^2" table:style-name="ce13">
            <text:p>3.37E-03</text:p>
          </table:table-cell>
          <table:table-cell office:value-type="float" office:value="13.44777407030441" table:formula="of:=[.Z12]/[.$Z$8]*100" table:style-name="ce7">
            <text:p>13.45</text:p>
          </table:table-cell>
          <table:table-cell table:number-columns-repeated="16357" table:style-name="ce2"/>
        </table:table-row>
        <table:table-row table:style-name="ro4">
          <table:table-cell table:style-name="ce2"/>
          <table:table-cell office:value-type="string" table:style-name="ce63">
            <text:p>Total TP</text:p>
          </table:table-cell>
          <table:table-cell office:value-type="float" office:value="201246" table:formula="of:=SUMPRODUCT([.C5:.C12];[.$O$5:.$O$12])" table:style-name="ce61">
            <text:p>201'246</text:p>
          </table:table-cell>
          <table:table-cell office:value-type="float" office:value="20092" table:formula="of:=SUMPRODUCT([.D5:.D12];[.$O$5:.$O$12])" table:style-name="ce62">
            <text:p>20'092</text:p>
          </table:table-cell>
          <table:table-cell office:value-type="float" office:value="19176" table:formula="of:=SUMPRODUCT([.E5:.E12];[.$O$5:.$O$12])" table:style-name="ce62">
            <text:p>19'176</text:p>
          </table:table-cell>
          <table:table-cell office:value-type="float" office:value="30310" table:formula="of:=SUMPRODUCT([.F5:.F12];[.$O$5:.$O$12])" table:style-name="ce62">
            <text:p>30'310</text:p>
          </table:table-cell>
          <table:table-cell office:value-type="float" office:value="-17958" table:formula="of:=SUMPRODUCT([.G5:.G12];[.$O$5:.$O$12])" table:style-name="ce62">
            <text:p>-17'958</text:p>
          </table:table-cell>
          <table:table-cell office:value-type="float" office:value="13008" table:formula="of:=SUMPRODUCT([.H5:.H12];[.$O$5:.$O$12])" table:style-name="ce62">
            <text:p>13'008</text:p>
          </table:table-cell>
          <table:table-cell office:value-type="float" office:value="12120" table:formula="of:=SUMPRODUCT([.I5:.I12];[.$O$5:.$O$12])" table:style-name="ce66">
            <text:p>12'120</text:p>
          </table:table-cell>
          <table:table-cell office:value-type="float" office:value="-10922" table:formula="of:=SUMPRODUCT([.J5:.J12];[.$O$5:.$O$12])" table:style-name="ce72">
            <text:p>-10'922</text:p>
          </table:table-cell>
          <table:table-cell office:value-type="string" table:number-columns-spanned="1" table:number-rows-spanned="2" table:style-name="ce79">
            <text:p>-</text:p>
          </table:table-cell>
          <table:table-cell table:style-name="ce18"/>
          <table:table-cell table:number-columns-repeated="3" table:style-name="ce2"/>
          <table:table-cell office:value-type="string" table:style-name="ce55">
            <text:p>1/Rt1</text:p>
          </table:table-cell>
          <table:table-cell office:value-type="string" table:style-name="ce56">
            <text:p> 1/Rt2</text:p>
          </table:table-cell>
          <table:table-cell office:value-type="string" table:style-name="ce56">
            <text:p> 1/Rt3</text:p>
          </table:table-cell>
          <table:table-cell office:value-type="string" table:style-name="ce57">
            <text:p> 1/MeanRt</text:p>
          </table:table-cell>
          <table:table-cell table:style-name="ce2"/>
          <table:table-cell office:value-type="string" table:style-name="ce10">
            <text:p>SSMS</text:p>
          </table:table-cell>
          <table:table-cell office:value-type="float" office:value="63453024" table:formula="of:=24*[.H$14]^2" table:style-name="ce13">
            <text:p>6.35E+07</text:p>
          </table:table-cell>
          <table:table-cell office:value-type="float" office:value="6.89660454292863" table:formula="of:=[.V13]/[.$V$8] *100" table:style-name="ce7">
            <text:p>6.90</text:p>
          </table:table-cell>
          <table:table-cell table:style-name="ce2"/>
          <table:table-cell office:value-type="string" table:style-name="ce10">
            <text:p>SSMS</text:p>
          </table:table-cell>
          <table:table-cell office:value-type="float" office:value="1.6968195700949335E-3" table:formula="of:=24*[.H$20]^2" table:style-name="ce13">
            <text:p>1.70E-03</text:p>
          </table:table-cell>
          <table:table-cell office:value-type="float" office:value="6.7698249255470886" table:formula="of:=[.Z13]/[.$Z$8]*100" table:style-name="ce7">
            <text:p>6.77</text:p>
          </table:table-cell>
          <table:table-cell table:number-columns-repeated="16357" table:style-name="ce2"/>
        </table:table-row>
        <table:table-row table:style-name="ro4">
          <table:table-cell/>
          <table:table-cell office:value-type="string" table:style-name="ce47">
            <text:p>Effect Tp (Total/8)</text:p>
          </table:table-cell>
          <table:table-cell office:value-type="float" office:value="25155.75" table:formula="of:=[.C13]/8" table:style-name="ce32">
            <text:p>25'156</text:p>
          </table:table-cell>
          <table:table-cell office:value-type="float" office:value="2511.5" table:formula="of:=[.D13]/8" table:style-name="ce24">
            <text:p>2'512</text:p>
          </table:table-cell>
          <table:table-cell office:value-type="float" office:value="2397" table:formula="of:=[.E13]/8" table:style-name="ce24">
            <text:p>2'397</text:p>
          </table:table-cell>
          <table:table-cell office:value-type="float" office:value="3788.75" table:formula="of:=[.F13]/8" table:style-name="ce24">
            <text:p>3'789</text:p>
          </table:table-cell>
          <table:table-cell office:value-type="float" office:value="-2244.75" table:formula="of:=[.G13]/8" table:style-name="ce24">
            <text:p>-2'245</text:p>
          </table:table-cell>
          <table:table-cell office:value-type="float" office:value="1626" table:formula="of:=[.H13]/8" table:style-name="ce24">
            <text:p>1'626</text:p>
          </table:table-cell>
          <table:table-cell office:value-type="float" office:value="1515" table:formula="of:=[.I13]/8" table:style-name="ce40">
            <text:p>1'515</text:p>
          </table:table-cell>
          <table:table-cell office:value-type="float" office:value="-1365.25" table:formula="of:=[.J13]/8" table:style-name="ce67">
            <text:p>-1'365</text:p>
          </table:table-cell>
          <table:covered-table-cell/>
          <table:table-cell table:style-name="ce1"/>
          <table:table-cell table:number-columns-repeated="2" table:style-name="ce16"/>
          <table:table-cell table:style-name="ce1"/>
          <table:table-cell office:value-type="float" office:value="9.6339113680154131E-2" table:formula="of:=1/[.P5]" table:style-name="ce58">
            <text:p>0.096339114</text:p>
          </table:table-cell>
          <table:table-cell office:value-type="float" office:value="9.6805421103581799E-2" table:formula="of:=1/[.Q5]" table:style-name="ce59">
            <text:p>0.096805421</text:p>
          </table:table-cell>
          <table:table-cell office:value-type="float" office:value="9.5510983763132759E-2" table:formula="of:=1/[.R5]" table:style-name="ce59">
            <text:p>0.095510984</text:p>
          </table:table-cell>
          <table:table-cell office:value-type="float" office:value="9.6246390760346481E-2" table:formula="of:=1/[.S5]" table:style-name="ce34">
            <text:p>0.096246391</text:p>
          </table:table-cell>
          <table:table-cell table:style-name="ce1"/>
          <table:table-cell office:value-type="string" table:style-name="ce10">
            <text:p>SSWS</text:p>
          </table:table-cell>
          <table:table-cell office:value-type="float" office:value="55085400" table:formula="of:=24*[.I$14]^2" table:style-name="ce13">
            <text:p>5.51E+07</text:p>
          </table:table-cell>
          <table:table-cell office:value-type="float" office:value="5.9871412887909141" table:formula="of:=[.V14]/[.$V$8] *100" table:style-name="ce7">
            <text:p>5.99</text:p>
          </table:table-cell>
          <table:table-cell table:style-name="ce1"/>
          <table:table-cell office:value-type="string" table:style-name="ce10">
            <text:p>SSWS</text:p>
          </table:table-cell>
          <table:table-cell office:value-type="float" office:value="1.4678153977106933E-3" table:formula="of:=24*[.I$20]^2" table:style-name="ce13">
            <text:p>1.47E-03</text:p>
          </table:table-cell>
          <table:table-cell office:value-type="float" office:value="5.8561637552115906" table:formula="of:=[.Z14]/[.$Z$8]*100" table:style-name="ce7">
            <text:p>5.86</text:p>
          </table:table-cell>
          <table:table-cell table:number-columns-repeated="16357"/>
        </table:table-row>
        <table:table-row table:style-name="ro4">
          <table:table-cell/>
          <table:table-cell office:value-type="string" table:style-name="ce48">
            <text:p>Perc. of Variation  TP</text:p>
          </table:table-cell>
          <table:table-cell office:value-type="string" table:style-name="ce43">
            <text:p>-</text:p>
          </table:table-cell>
          <table:table-cell office:value-type="float" office:value="16.453587547401295" table:formula="of:=(24*[.D14]^2)/[.$V$8] * 100" table:style-name="ce28">
            <text:p>16.45</text:p>
          </table:table-cell>
          <table:table-cell office:value-type="float" office:value="14.987538421352447" table:formula="of:=(24*[.E14]^2)/[.$V$8] * 100" table:style-name="ce28">
            <text:p>14.99</text:p>
          </table:table-cell>
          <table:table-cell office:value-type="float" office:value="37.44433655851541" table:formula="of:=(24*[.F14]^2)/[.$V$8] * 100" table:style-name="ce28">
            <text:p>37.44</text:p>
          </table:table-cell>
          <table:table-cell office:value-type="float" office:value="13.144080245787707" table:formula="of:=(24*[.G14]^2)/[.$V$8] * 100" table:style-name="ce28">
            <text:p>13.14</text:p>
          </table:table-cell>
          <table:table-cell office:value-type="float" office:value="6.89660454292863" table:formula="of:=(24*[.H14]^2)/[.$V$8] * 100" table:style-name="ce28">
            <text:p>6.90</text:p>
          </table:table-cell>
          <table:table-cell office:value-type="float" office:value="5.9871412887909141" table:formula="of:=(24*[.I14]^2)/[.$V$8] * 100" table:style-name="ce28">
            <text:p>5.99</text:p>
          </table:table-cell>
          <table:table-cell office:value-type="float" office:value="4.8620409441049919" table:formula="of:=(24*[.J14]^2)/[.$V$8] * 100" table:style-name="ce65">
            <text:p>4.86</text:p>
          </table:table-cell>
          <table:table-cell office:value-type="float" office:value="0.22467045111860348" table:formula="of:=([.V8]-SUM([.V9:.V15]))/[.V8]*100" table:style-name="ce44">
            <text:p>0.22</text:p>
          </table:table-cell>
          <table:table-cell table:style-name="ce1"/>
          <table:table-cell table:number-columns-repeated="2" table:style-name="ce16"/>
          <table:table-cell table:style-name="ce1"/>
          <table:table-cell office:value-type="float" office:value="0.1149425287356322" table:formula="of:=1/[.P6]" table:style-name="ce35">
            <text:p>0.114942529</text:p>
          </table:table-cell>
          <table:table-cell office:value-type="float" office:value="0.11507479861910243" table:formula="of:=1/[.Q6]" table:style-name="ce21">
            <text:p>0.115074799</text:p>
          </table:table-cell>
          <table:table-cell office:value-type="float" office:value="0.1146788990825688" table:formula="of:=1/[.R6]" table:style-name="ce21">
            <text:p>0.114678899</text:p>
          </table:table-cell>
          <table:table-cell office:value-type="float" office:value="0.1149425287356322" table:formula="of:=1/[.S6]" table:style-name="ce22">
            <text:p>0.114942529</text:p>
          </table:table-cell>
          <table:table-cell table:style-name="ce1"/>
          <table:table-cell office:value-type="string" table:style-name="ce10">
            <text:p>SSMWS</text:p>
          </table:table-cell>
          <table:table-cell office:value-type="float" office:value="44733781.5" table:formula="of:=24*[.J$14]^2" table:style-name="ce13">
            <text:p>4.47E+07</text:p>
          </table:table-cell>
          <table:table-cell office:value-type="float" office:value="4.8620409441049919" table:formula="of:=[.V15]/[.$V$8] *100" table:style-name="ce7">
            <text:p>4.86</text:p>
          </table:table-cell>
          <table:table-cell table:style-name="ce1"/>
          <table:table-cell office:value-type="string" table:style-name="ce10">
            <text:p>SSMWS</text:p>
          </table:table-cell>
          <table:table-cell office:value-type="float" office:value="1.1682108071306427E-3" table:formula="of:=24*[.J$20]^2" table:style-name="ce13">
            <text:p>1.17E-03</text:p>
          </table:table-cell>
          <table:table-cell office:value-type="float" office:value="4.6608271025327923" table:formula="of:=[.Z15]/[.$Z$8]*100" table:style-name="ce7">
            <text:p>4.66</text:p>
          </table:table-cell>
          <table:table-cell table:number-columns-repeated="16357"/>
        </table:table-row>
        <table:table-row table:style-name="ro4">
          <table:table-cell/>
          <table:table-cell table:number-columns-repeated="11" table:style-name="ce1"/>
          <table:table-cell table:number-columns-repeated="2" table:style-name="ce16"/>
          <table:table-cell table:style-name="ce1"/>
          <table:table-cell office:value-type="float" office:value="0.11587485515643105" table:formula="of:=1/[.P7]" table:style-name="ce35">
            <text:p>0.115874855</text:p>
          </table:table-cell>
          <table:table-cell office:value-type="float" office:value="0.11587485515643105" table:formula="of:=1/[.Q7]" table:style-name="ce21">
            <text:p>0.115874855</text:p>
          </table:table-cell>
          <table:table-cell office:value-type="float" office:value="0.11587485515643105" table:formula="of:=1/[.R7]" table:style-name="ce21">
            <text:p>0.115874855</text:p>
          </table:table-cell>
          <table:table-cell office:value-type="float" office:value="0.11587485515643105" table:formula="of:=1/[.S7]" table:style-name="ce22">
            <text:p>0.115874855</text:p>
          </table:table-cell>
          <table:table-cell table:style-name="ce1"/>
          <table:table-cell office:value-type="string" table:style-name="ce11">
            <text:p>SSE</text:p>
          </table:table-cell>
          <table:table-cell office:value-type="float" office:value="2067107" table:formula="of:=[.V8]-SUM([.V9:.V15])" table:style-name="ce14">
            <text:p>2.07E+06</text:p>
          </table:table-cell>
          <table:table-cell office:value-type="float" office:value="0.22467045111860348" table:formula="of:=[.V16]/[.$V$8] *100" table:style-name="ce8">
            <text:p>0.22</text:p>
          </table:table-cell>
          <table:table-cell table:style-name="ce1"/>
          <table:table-cell office:value-type="string" table:style-name="ce11">
            <text:p>SSE</text:p>
          </table:table-cell>
          <table:table-cell office:value-type="float" office:value="2.8182938423940151E-4" table:formula="of:=[.Z8]-SUM([.Z9:.Z15])" table:style-name="ce14">
            <text:p>2.82E-04</text:p>
          </table:table-cell>
          <table:table-cell office:value-type="float" office:value="1.1244186617135392" table:formula="of:=[.Z16]/[.$Z$8]*100" table:style-name="ce8">
            <text:p>1.12</text:p>
          </table:table-cell>
          <table:table-cell table:number-columns-repeated="16357"/>
        </table:table-row>
        <table:table-row table:style-name="ro4">
          <table:table-cell/>
          <table:table-cell table:number-columns-repeated="11" table:style-name="ce1"/>
          <table:table-cell table:number-columns-repeated="2" table:style-name="ce16"/>
          <table:table-cell table:style-name="ce1"/>
          <table:table-cell office:value-type="float" office:value="0.11481056257175659" table:formula="of:=1/[.P8]" table:style-name="ce35">
            <text:p>0.114810563</text:p>
          </table:table-cell>
          <table:table-cell office:value-type="float" office:value="0.1152073732718894" table:formula="of:=1/[.Q8]" table:style-name="ce21">
            <text:p>0.115207373</text:p>
          </table:table-cell>
          <table:table-cell office:value-type="float" office:value="0.1152073732718894" table:formula="of:=1/[.R8]" table:style-name="ce21">
            <text:p>0.115207373</text:p>
          </table:table-cell>
          <table:table-cell office:value-type="float" office:value="0.11507479861910243" table:formula="of:=1/[.S8]" table:style-name="ce22">
            <text:p>0.115074799</text:p>
          </table:table-cell>
          <table:table-cell table:number-columns-repeated="16365"/>
        </table:table-row>
        <table:table-row table:style-name="ro4">
          <table:table-cell/>
          <table:table-cell table:number-columns-repeated="10" table:style-name="ce3"/>
          <table:table-cell table:style-name="ce1"/>
          <table:table-cell table:number-columns-repeated="2" table:style-name="ce16"/>
          <table:table-cell table:style-name="ce1"/>
          <table:table-cell office:value-type="float" office:value="8.5910652920962199E-2" table:formula="of:=1/[.P9]" table:style-name="ce35">
            <text:p>0.085910653</text:p>
          </table:table-cell>
          <table:table-cell office:value-type="float" office:value="8.9525514771709933E-2" table:formula="of:=1/[.Q9]" table:style-name="ce21">
            <text:p>0.089525515</text:p>
          </table:table-cell>
          <table:table-cell office:value-type="float" office:value="9.1743119266055037E-2" table:formula="of:=1/[.R9]" table:style-name="ce21">
            <text:p>0.091743119</text:p>
          </table:table-cell>
          <table:table-cell office:value-type="float" office:value="8.8967971530249115E-2" table:formula="of:=1/[.S9]" table:style-name="ce22">
            <text:p>0.088967972</text:p>
          </table:table-cell>
          <table:table-cell table:number-columns-repeated="16365"/>
        </table:table-row>
        <table:table-row table:style-name="ro4">
          <table:table-cell/>
          <table:table-cell office:value-type="string" table:style-name="ce63">
            <text:p>Total RT</text:p>
          </table:table-cell>
          <table:table-cell office:value-type="float" office:value="1.0408080891090488" table:formula="of:=SUMPRODUCT([.C5:.C12];[.$S$14:.$S$21])" table:style-name="ce33">
            <text:p>1.040808089</text:p>
          </table:table-cell>
          <table:table-cell office:value-type="float" office:value="0.10305918441633787" table:formula="of:=SUMPRODUCT([.D5:.D12];[.$S$14:.$S$21])" table:style-name="ce33">
            <text:p>0.103059184</text:p>
          </table:table-cell>
          <table:table-cell office:value-type="float" office:value="0.10208483159128029" table:formula="of:=SUMPRODUCT([.E5:.E12];[.$S$14:.$S$21])" table:style-name="ce33">
            <text:p>0.102084832</text:p>
          </table:table-cell>
          <table:table-cell office:value-type="float" office:value="0.15653094256602459" table:formula="of:=SUMPRODUCT([.F5:.F12];[.$S$14:.$S$21])" table:style-name="ce33">
            <text:p>0.156530943</text:p>
          </table:table-cell>
          <table:table-cell office:value-type="float" office:value="-9.4806623939048401E-2" table:formula="of:=SUMPRODUCT([.G5:.G12];[.$S$14:.$S$21])" table:style-name="ce33">
            <text:p>-0.094806624</text:p>
          </table:table-cell>
          <table:table-cell office:value-type="float" office:value="6.7267021540423674E-2" table:formula="of:=SUMPRODUCT([.H5:.H12];[.$S$14:.$S$21])" table:style-name="ce33">
            <text:p>0.067267022</text:p>
          </table:table-cell>
          <table:table-cell office:value-type="float" office:value="6.2563363032170694E-2" table:formula="of:=SUMPRODUCT([.I5:.I12];[.$S$14:.$S$21])" table:style-name="ce33">
            <text:p>0.062563363</text:p>
          </table:table-cell>
          <table:table-cell office:value-type="float" office:value="-5.5814234913819677E-2" table:formula="of:=SUMPRODUCT([.J5:.J12];[.$S$14:.$S$21])" table:style-name="ce33">
            <text:p>-0.055814235</text:p>
          </table:table-cell>
          <table:table-cell office:value-type="string" table:number-columns-spanned="1" table:number-rows-spanned="2" table:style-name="ce80">
            <text:p>-</text:p>
          </table:table-cell>
          <table:table-cell table:style-name="ce15"/>
          <table:table-cell table:number-columns-repeated="2" table:style-name="ce16"/>
          <table:table-cell table:style-name="ce1"/>
          <table:table-cell office:value-type="float" office:value="0.16835016835016833" table:formula="of:=1/[.P10]" table:style-name="ce35">
            <text:p>0.168350168</text:p>
          </table:table-cell>
          <table:table-cell office:value-type="float" office:value="0.16806722689075629" table:formula="of:=1/[.Q10]" table:style-name="ce21">
            <text:p>0.168067227</text:p>
          </table:table-cell>
          <table:table-cell office:value-type="float" office:value="0.17152658662092624" table:formula="of:=1/[.R10]" table:style-name="ce21">
            <text:p>0.171526587</text:p>
          </table:table-cell>
          <table:table-cell office:value-type="float" office:value="0.16920473773265651" table:formula="of:=1/[.S10]" table:style-name="ce22">
            <text:p>0.169204738</text:p>
          </table:table-cell>
          <table:table-cell table:number-columns-repeated="16365"/>
        </table:table-row>
        <table:table-row table:style-name="ro4">
          <table:table-cell/>
          <table:table-cell office:value-type="string" table:style-name="ce49">
            <text:p>Effect RT (Total/8)</text:p>
          </table:table-cell>
          <table:table-cell office:value-type="float" office:value="0.1301010111386311" table:formula="of:=[.C19]/8" table:style-name="ce33">
            <text:p>0.130101011</text:p>
          </table:table-cell>
          <table:table-cell office:value-type="float" office:value="1.2882398052042233E-2" table:formula="of:=[.D19]/8" table:style-name="ce25">
            <text:p>0.012882398</text:p>
          </table:table-cell>
          <table:table-cell office:value-type="float" office:value="1.2760603948910036E-2" table:formula="of:=[.E19]/8" table:style-name="ce25">
            <text:p>0.012760604</text:p>
          </table:table-cell>
          <table:table-cell office:value-type="float" office:value="1.9566367820753074E-2" table:formula="of:=[.F19]/8" table:style-name="ce25">
            <text:p>0.019566368</text:p>
          </table:table-cell>
          <table:table-cell office:value-type="float" office:value="-1.185082799238105E-2" table:formula="of:=[.G19]/8" table:style-name="ce25">
            <text:p>-0.011850828</text:p>
          </table:table-cell>
          <table:table-cell office:value-type="float" office:value="8.4083776925529593E-3" table:formula="of:=[.H19]/8" table:style-name="ce25">
            <text:p>0.008408378</text:p>
          </table:table-cell>
          <table:table-cell office:value-type="float" office:value="7.8204203790213367E-3" table:formula="of:=[.I19]/8" table:style-name="ce42">
            <text:p>0.00782042</text:p>
          </table:table-cell>
          <table:table-cell office:value-type="float" office:value="-6.9767793642274596E-3" table:formula="of:=[.J19]/8" table:style-name="ce46">
            <text:p>-0.006976779</text:p>
          </table:table-cell>
          <table:covered-table-cell/>
          <table:table-cell table:style-name="ce75"/>
          <table:table-cell table:number-columns-repeated="2" table:style-name="ce16"/>
          <table:table-cell table:style-name="ce1"/>
          <table:table-cell office:value-type="float" office:value="0.16474464579901152" table:formula="of:=1/[.P11]" table:style-name="ce35">
            <text:p>0.164744646</text:p>
          </table:table-cell>
          <table:table-cell office:value-type="float" office:value="0.16949152542372881" table:formula="of:=1/[.Q11]" table:style-name="ce21">
            <text:p>0.169491525</text:p>
          </table:table-cell>
          <table:table-cell office:value-type="float" office:value="0.16949152542372881" table:formula="of:=1/[.R11]" table:style-name="ce21">
            <text:p>0.169491525</text:p>
          </table:table-cell>
          <table:table-cell office:value-type="float" office:value="0.16778523489932887" table:formula="of:=1/[.S11]" table:style-name="ce22">
            <text:p>0.167785235</text:p>
          </table:table-cell>
          <table:table-cell table:number-columns-repeated="16365"/>
        </table:table-row>
        <table:table-row table:style-name="ro4">
          <table:table-cell/>
          <table:table-cell office:value-type="string" table:style-name="ce50">
            <text:p>Perc. of Variation RT</text:p>
          </table:table-cell>
          <table:table-cell office:value-type="string" table:style-name="ce29">
            <text:p>-</text:p>
          </table:table-cell>
          <table:table-cell office:value-type="float" office:value="15.890824940646873" table:formula="of:=(24*[.D20]^2)/[.$Z$8] * 100" table:style-name="ce28">
            <text:p>15.89</text:p>
          </table:table-cell>
          <table:table-cell office:value-type="float" office:value="15.591771954894936" table:formula="of:=(24*[.E20]^2)/[.$Z$8] * 100" table:style-name="ce28">
            <text:p>15.59</text:p>
          </table:table-cell>
          <table:table-cell office:value-type="float" office:value="36.658394589148784" table:formula="of:=(24*[.F20]^2)/[.$Z$8] * 100" table:style-name="ce28">
            <text:p>36.66</text:p>
          </table:table-cell>
          <table:table-cell office:value-type="float" office:value="13.44777407030441" table:formula="of:=(24*[.G20]^2)/[.$Z$8] * 100" table:style-name="ce28">
            <text:p>13.45</text:p>
          </table:table-cell>
          <table:table-cell office:value-type="float" office:value="6.7698249255470886" table:formula="of:=(24*[.H20]^2)/[.$Z$8] * 100" table:style-name="ce28">
            <text:p>6.77</text:p>
          </table:table-cell>
          <table:table-cell office:value-type="float" office:value="5.8561637552115906" table:formula="of:=(24*[.I20]^2)/[.$Z$8] * 100" table:style-name="ce28">
            <text:p>5.86</text:p>
          </table:table-cell>
          <table:table-cell office:value-type="float" office:value="4.6608271025327923" table:formula="of:=(24*[.J20]^2)/[.$Z$8] * 100" table:style-name="ce65">
            <text:p>4.66</text:p>
          </table:table-cell>
          <table:table-cell office:value-type="float" office:value="1.1244186617135392" table:formula="of:=([.Z8]-SUM([.Z9:.Z15]))/[.Z8]*100" table:style-name="ce44">
            <text:p>1.12</text:p>
          </table:table-cell>
          <table:table-cell table:style-name="ce2"/>
          <table:table-cell table:number-columns-repeated="2" table:style-name="ce16"/>
          <table:table-cell table:style-name="ce1"/>
          <table:table-cell office:value-type="float" office:value="0.17211703958691912" table:formula="of:=1/[.P12]" table:style-name="ce60">
            <text:p>0.17211704</text:p>
          </table:table-cell>
          <table:table-cell office:value-type="float" office:value="0.17301038062283736" table:formula="of:=1/[.Q12]" table:style-name="ce42">
            <text:p>0.173010381</text:p>
          </table:table-cell>
          <table:table-cell office:value-type="float" office:value="0.17301038062283736" table:formula="of:=1/[.R12]" table:style-name="ce42">
            <text:p>0.173010381</text:p>
          </table:table-cell>
          <table:table-cell office:value-type="float" office:value="0.17271157167530224" table:formula="of:=1/[.S12]" table:style-name="ce25">
            <text:p>0.172711572</text:p>
          </table:table-cell>
          <table:table-cell table:number-columns-repeated="16365"/>
        </table:table-row>
        <table:table-row table:style-name="ro5">
          <table:table-cell/>
          <table:table-cell table:number-columns-repeated="10" table:style-name="ce1"/>
          <table:table-cell table:style-name="ce15"/>
          <table:table-cell table:number-columns-repeated="2" table:style-name="ce16"/>
          <table:table-cell table:style-name="ce1"/>
          <table:table-cell table:number-columns-repeated="3" table:style-name="ce16"/>
          <table:table-cell table:number-columns-repeated="16366" table:style-name="ce1"/>
        </table:table-row>
        <table:table-row table:number-rows-repeated="1048554" table:style-name="ro1">
          <table:table-cell table:number-columns-repeated="16384"/>
        </table:table-row>
      </table:table>
      <table:table table:name="Mixed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7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16358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7">
            <text:p>Additive Model</text:p>
          </table:table-cell>
          <table:table-cell table:number-columns-repeated="4" table:style-name="ce17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2"/>
          <table:table-cell office:value-type="string" table:style-name="ce51">
            <text:p>I</text:p>
          </table:table-cell>
          <table:table-cell office:value-type="string" table:style-name="ce45">
            <text:p><text:s/>M</text:p>
          </table:table-cell>
          <table:table-cell office:value-type="string" table:style-name="ce45">
            <text:p><text:s/>W</text:p>
          </table:table-cell>
          <table:table-cell office:value-type="string" table:style-name="ce45">
            <text:p><text:s/>S</text:p>
          </table:table-cell>
          <table:table-cell office:value-type="string" table:style-name="ce45">
            <text:p><text:s/>MW</text:p>
          </table:table-cell>
          <table:table-cell office:value-type="string" table:style-name="ce45">
            <text:p><text:s/>MS</text:p>
          </table:table-cell>
          <table:table-cell office:value-type="string" table:style-name="ce45">
            <text:p><text:s/>WS</text:p>
          </table:table-cell>
          <table:table-cell office:value-type="string" table:style-name="ce64">
            <text:p><text:s/>MWS</text:p>
          </table:table-cell>
          <table:table-cell office:value-type="string" table:style-name="ce41">
            <text:p>ERROR</text:p>
          </table:table-cell>
          <table:table-cell office:value-type="string" table:style-name="ce52">
            <text:p>Tp1</text:p>
          </table:table-cell>
          <table:table-cell office:value-type="string" table:style-name="ce52">
            <text:p><text:s/>Tp2</text:p>
          </table:table-cell>
          <table:table-cell office:value-type="string" table:style-name="ce52">
            <text:p><text:s/>Tp3</text:p>
          </table:table-cell>
          <table:table-cell office:value-type="string" table:style-name="ce52">
            <text:p><text:s/>MeanTP</text:p>
          </table:table-cell>
          <table:table-cell office:value-type="string" table:style-name="ce53">
            <text:p>Rt1</text:p>
          </table:table-cell>
          <table:table-cell office:value-type="string" table:style-name="ce52">
            <text:p><text:s/>Rt2</text:p>
          </table:table-cell>
          <table:table-cell office:value-type="string" table:style-name="ce52">
            <text:p><text:s/>Rt3</text:p>
          </table:table-cell>
          <table:table-cell office:value-type="string" table:style-name="ce54">
            <text:p><text:s/>MeanRt</text:p>
          </table:table-cell>
          <table:table-cell table:style-name="ce1"/>
          <table:table-cell office:value-type="string" table:style-name="ce37">
            <text:p>TP Analysis</text:p>
          </table:table-cell>
          <table:table-cell table:style-name="ce38"/>
          <table:table-cell table:style-name="ce39"/>
          <table:table-cell table:style-name="ce1"/>
          <table:table-cell office:value-type="string" table:style-name="ce37">
            <text:p>RT Analysis</text:p>
          </table:table-cell>
          <table:table-cell table:style-name="ce38"/>
          <table:table-cell table:style-name="ce39"/>
          <table:table-cell table:number-columns-repeated="16357"/>
        </table:table-row>
        <table:table-row table:style-name="ro4">
          <table:table-cell/>
          <table:table-cell table:style-name="ce1"/>
          <table:table-cell office:value-type="float" office:value="1" table:style-name="ce30">
            <text:p>1</text:p>
          </table:table-cell>
          <table:table-cell office:value-type="float" office:value="-1" table:style-name="ce22">
            <text:p>-1</text:p>
          </table:table-cell>
          <table:table-cell office:value-type="float" office:value="-1" table:style-name="ce22">
            <text:p>-1</text:p>
          </table:table-cell>
          <table:table-cell office:value-type="float" office:value="-1" table:style-name="ce22">
            <text:p>-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-1" table:style-name="ce22">
            <text:p>-1</text:p>
          </table:table-cell>
          <table:table-cell office:value-type="string" table:number-columns-spanned="1" table:number-rows-spanned="8" table:style-name="ce78">
            <text:p>-</text:p>
          </table:table-cell>
          <table:table-cell office:value-type="float" office:value="13953" table:style-name="ce40">
            <text:p>13'953</text:p>
          </table:table-cell>
          <table:table-cell office:value-type="float" office:value="12840" table:style-name="ce26">
            <text:p>12'840</text:p>
          </table:table-cell>
          <table:table-cell office:value-type="float" office:value="15466" table:style-name="ce26">
            <text:p>15'466</text:p>
          </table:table-cell>
          <table:table-cell office:value-type="float" office:value="14086" table:style-name="ce26">
            <text:p>14'086</text:p>
          </table:table-cell>
          <table:table-cell office:value-type="float" office:value="13.93" table:style-name="ce35">
            <text:p>13.93</text:p>
          </table:table-cell>
          <table:table-cell office:value-type="float" office:value="15.24" table:style-name="ce19">
            <text:p>15.24</text:p>
          </table:table-cell>
          <table:table-cell office:value-type="float" office:value="12.5" table:style-name="ce19">
            <text:p>12.5</text:p>
          </table:table-cell>
          <table:table-cell office:value-type="float" office:value="13.89" table:style-name="ce22">
            <text:p>13.89</text:p>
          </table:table-cell>
          <table:table-cell table:style-name="ce1"/>
          <table:table-cell table:style-name="ce4"/>
          <table:table-cell office:value-type="string" table:style-name="ce6">
            <text:p>Sum Of Squares</text:p>
          </table:table-cell>
          <table:table-cell office:value-type="string" table:style-name="ce9">
            <text:p>Percentage of Variation</text:p>
          </table:table-cell>
          <table:table-cell table:style-name="ce1"/>
          <table:table-cell table:style-name="ce4"/>
          <table:table-cell office:value-type="string" table:style-name="ce77">
            <text:p>Sum Of Squares</text:p>
          </table:table-cell>
          <table:table-cell office:value-type="string" table:style-name="ce9">
            <text:p>Percentage of Variation</text:p>
          </table:table-cell>
          <table:table-cell table:number-columns-repeated="16357"/>
        </table:table-row>
        <table:table-row table:style-name="ro1">
          <table:table-cell/>
          <table:table-cell table:style-name="ce1"/>
          <table:table-cell office:value-type="float" office:value="1" table:style-name="ce30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-1" table:style-name="ce22">
            <text:p>-1</text:p>
          </table:table-cell>
          <table:table-cell office:value-type="float" office:value="-1" table:style-name="ce22">
            <text:p>-1</text:p>
          </table:table-cell>
          <table:table-cell office:value-type="float" office:value="-1" table:style-name="ce22">
            <text:p>-1</text:p>
          </table:table-cell>
          <table:table-cell office:value-type="float" office:value="-1" table:style-name="ce22">
            <text:p>-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covered-table-cell/>
          <table:table-cell office:value-type="float" office:value="24743" table:style-name="ce40">
            <text:p>24'743</text:p>
          </table:table-cell>
          <table:table-cell office:value-type="float" office:value="24128" table:style-name="ce26">
            <text:p>24'128</text:p>
          </table:table-cell>
          <table:table-cell office:value-type="float" office:value="24870" table:style-name="ce26">
            <text:p>24'870</text:p>
          </table:table-cell>
          <table:table-cell office:value-type="float" office:value="24580" table:style-name="ce26">
            <text:p>24'580</text:p>
          </table:table-cell>
          <table:table-cell office:value-type="float" office:value="7.86" table:style-name="ce35">
            <text:p>7.86</text:p>
          </table:table-cell>
          <table:table-cell office:value-type="float" office:value="8.2899999999999991" table:style-name="ce19">
            <text:p>8.29</text:p>
          </table:table-cell>
          <table:table-cell office:value-type="float" office:value="7.79" table:style-name="ce19">
            <text:p>7.79</text:p>
          </table:table-cell>
          <table:table-cell office:value-type="float" office:value="7.98" table:style-name="ce22">
            <text:p>7.98</text:p>
          </table:table-cell>
          <table:table-cell table:style-name="ce1"/>
          <table:table-cell office:value-type="string" table:style-name="ce5">
            <text:p>SSY</text:p>
          </table:table-cell>
          <table:table-cell office:value-type="float" office:value="17087260894" table:formula="of:=SUMSQ([.L5:.N12])" table:style-name="ce13">
            <text:p>1.71E+10</text:p>
          </table:table-cell>
          <table:table-cell table:style-name="ce7"/>
          <table:table-cell table:style-name="ce1"/>
          <table:table-cell office:value-type="string" table:style-name="ce5">
            <text:p>SSY</text:p>
          </table:table-cell>
          <table:table-cell office:value-type="float" office:value="0.45474115666131015" table:formula="of:=SUMSQ([.P14:.R21])" table:style-name="ce13">
            <text:p>4.55E-01</text:p>
          </table:table-cell>
          <table:table-cell table:style-name="ce12"/>
          <table:table-cell table:number-columns-repeated="16357"/>
        </table:table-row>
        <table:table-row table:style-name="ro1">
          <table:table-cell/>
          <table:table-cell table:style-name="ce1"/>
          <table:table-cell office:value-type="float" office:value="1" table:style-name="ce30">
            <text:p>1</text:p>
          </table:table-cell>
          <table:table-cell office:value-type="float" office:value="-1" table:style-name="ce22">
            <text:p>-1</text:p>
          </table:table-cell>
          <table:table-cell office:value-type="float" office:value="1" table:style-name="ce22">
            <text:p>1</text:p>
          </table:table-cell>
          <table:table-cell office:value-type="float" office:value="-1" table:style-name="ce22">
            <text:p>-1</text:p>
          </table:table-cell>
          <table:table-cell office:value-type="float" office:value="-1" table:style-name="ce22">
            <text:p>-1</text:p>
          </table:table-cell>
          <table:table-cell office:value-type="float" office:value="1" table:style-name="ce22">
            <text:p>1</text:p>
          </table:table-cell>
          <table:table-cell office:value-type="float" office:value="-1" table:style-name="ce22">
            <text:p>-1</text:p>
          </table:table-cell>
          <table:table-cell office:value-type="float" office:value="1" table:style-name="ce22">
            <text:p>1</text:p>
          </table:table-cell>
          <table:covered-table-cell/>
          <table:table-cell office:value-type="float" office:value="25449" table:style-name="ce40">
            <text:p>25'449</text:p>
          </table:table-cell>
          <table:table-cell office:value-type="float" office:value="26426" table:style-name="ce26">
            <text:p>26'426</text:p>
          </table:table-cell>
          <table:table-cell office:value-type="float" office:value="26495" table:style-name="ce26">
            <text:p>26'495</text:p>
          </table:table-cell>
          <table:table-cell office:value-type="float" office:value="26123" table:style-name="ce26">
            <text:p>26'123</text:p>
          </table:table-cell>
          <table:table-cell office:value-type="float" office:value="7.56" table:style-name="ce35">
            <text:p>7.56</text:p>
          </table:table-cell>
          <table:table-cell office:value-type="float" office:value="7.28" table:style-name="ce19">
            <text:p>7.28</text:p>
          </table:table-cell>
          <table:table-cell office:value-type="float" office:value="7.26" table:style-name="ce19">
            <text:p>7.26</text:p>
          </table:table-cell>
          <table:table-cell office:value-type="float" office:value="7.37" table:style-name="ce22">
            <text:p>7.37</text:p>
          </table:table-cell>
          <table:table-cell table:style-name="ce1"/>
          <table:table-cell office:value-type="string" table:style-name="ce5">
            <text:p>SSO</text:p>
          </table:table-cell>
          <table:table-cell office:value-type="float" office:value="15197747473.5" table:formula="of:=24*([.C14]^2)" table:style-name="ce13">
            <text:p>1.52E+10</text:p>
          </table:table-cell>
          <table:table-cell table:style-name="ce7"/>
          <table:table-cell table:style-name="ce1"/>
          <table:table-cell office:value-type="string" table:style-name="ce5">
            <text:p>SSO</text:p>
          </table:table-cell>
          <table:table-cell office:value-type="float" office:value="0.40427917266472047" table:formula="of:=24*[.C20]^2" table:style-name="ce13">
            <text:p>4.04E-01</text:p>
          </table:table-cell>
          <table:table-cell table:style-name="ce12"/>
          <table:table-cell table:number-columns-repeated="16357"/>
        </table:table-row>
        <table:table-row table:style-name="ro1">
          <table:table-cell/>
          <table:table-cell table:style-name="ce1"/>
          <table:table-cell office:value-type="float" office:value="1" table:style-name="ce30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-1" table:style-name="ce22">
            <text:p>-1</text:p>
          </table:table-cell>
          <table:table-cell office:value-type="float" office:value="1" table:style-name="ce22">
            <text:p>1</text:p>
          </table:table-cell>
          <table:table-cell office:value-type="float" office:value="-1" table:style-name="ce22">
            <text:p>-1</text:p>
          </table:table-cell>
          <table:table-cell office:value-type="float" office:value="-1" table:style-name="ce22">
            <text:p>-1</text:p>
          </table:table-cell>
          <table:table-cell office:value-type="float" office:value="-1" table:style-name="ce22">
            <text:p>-1</text:p>
          </table:table-cell>
          <table:covered-table-cell/>
          <table:table-cell office:value-type="float" office:value="39311" table:style-name="ce40">
            <text:p>39'311</text:p>
          </table:table-cell>
          <table:table-cell office:value-type="float" office:value="39153" table:style-name="ce26">
            <text:p>39'153</text:p>
          </table:table-cell>
          <table:table-cell office:value-type="float" office:value="38741" table:style-name="ce26">
            <text:p>38'741</text:p>
          </table:table-cell>
          <table:table-cell office:value-type="float" office:value="39068" table:style-name="ce26">
            <text:p>39'068</text:p>
          </table:table-cell>
          <table:table-cell office:value-type="float" office:value="4.92" table:style-name="ce35">
            <text:p>4.92</text:p>
          </table:table-cell>
          <table:table-cell office:value-type="float" office:value="4.95" table:style-name="ce19">
            <text:p>4.95</text:p>
          </table:table-cell>
          <table:table-cell office:value-type="float" office:value="4.99" table:style-name="ce19">
            <text:p>4.99</text:p>
          </table:table-cell>
          <table:table-cell office:value-type="float" office:value="4.95" table:style-name="ce22">
            <text:p>4.95</text:p>
          </table:table-cell>
          <table:table-cell table:style-name="ce1"/>
          <table:table-cell office:value-type="string" table:style-name="ce5">
            <text:p>SST</text:p>
          </table:table-cell>
          <table:table-cell office:value-type="float" office:value="1889513420.5" table:formula="of:=[.V6]-[.V7]" table:style-name="ce13">
            <text:p>1.89E+09</text:p>
          </table:table-cell>
          <table:table-cell office:value-type="float" office:value="100" table:formula="of:=[.V8]/[.$V$8] *100" table:style-name="ce7">
            <text:p>100.00</text:p>
          </table:table-cell>
          <table:table-cell table:style-name="ce1"/>
          <table:table-cell office:value-type="string" table:style-name="ce5">
            <text:p>SST</text:p>
          </table:table-cell>
          <table:table-cell office:value-type="float" office:value="5.0461983996589688E-2" table:formula="of:=[.Z6]-[.Z7]" table:style-name="ce13">
            <text:p>5.05E-02</text:p>
          </table:table-cell>
          <table:table-cell office:value-type="float" office:value="100" table:formula="of:=[.Z8]/[.$Z$8]*100" table:style-name="ce7">
            <text:p>100.00</text:p>
          </table:table-cell>
          <table:table-cell table:number-columns-repeated="16357"/>
        </table:table-row>
        <table:table-row table:style-name="ro1">
          <table:table-cell/>
          <table:table-cell table:style-name="ce1"/>
          <table:table-cell office:value-type="float" office:value="1" table:style-name="ce30">
            <text:p>1</text:p>
          </table:table-cell>
          <table:table-cell office:value-type="float" office:value="-1" table:style-name="ce22">
            <text:p>-1</text:p>
          </table:table-cell>
          <table:table-cell office:value-type="float" office:value="-1" table:style-name="ce22">
            <text:p>-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-1" table:style-name="ce22">
            <text:p>-1</text:p>
          </table:table-cell>
          <table:table-cell office:value-type="float" office:value="-1" table:style-name="ce22">
            <text:p>-1</text:p>
          </table:table-cell>
          <table:table-cell office:value-type="float" office:value="1" table:style-name="ce22">
            <text:p>1</text:p>
          </table:table-cell>
          <table:covered-table-cell/>
          <table:table-cell office:value-type="float" office:value="13372" table:style-name="ce40">
            <text:p>13'372</text:p>
          </table:table-cell>
          <table:table-cell office:value-type="float" office:value="12284" table:style-name="ce26">
            <text:p>12'284</text:p>
          </table:table-cell>
          <table:table-cell office:value-type="float" office:value="12492" table:style-name="ce26">
            <text:p>12'492</text:p>
          </table:table-cell>
          <table:table-cell office:value-type="float" office:value="12716" table:style-name="ce26">
            <text:p>12'716</text:p>
          </table:table-cell>
          <table:table-cell office:value-type="float" office:value="14.44" table:style-name="ce35">
            <text:p>14.44</text:p>
          </table:table-cell>
          <table:table-cell office:value-type="float" office:value="15.74" table:style-name="ce19">
            <text:p>15.74</text:p>
          </table:table-cell>
          <table:table-cell office:value-type="float" office:value="15.49" table:style-name="ce19">
            <text:p>15.49</text:p>
          </table:table-cell>
          <table:table-cell office:value-type="float" office:value="15.22" table:style-name="ce22">
            <text:p>15.22</text:p>
          </table:table-cell>
          <table:table-cell table:style-name="ce1"/>
          <table:table-cell office:value-type="string" table:style-name="ce10">
            <text:p>SSM</text:p>
          </table:table-cell>
          <table:table-cell office:value-type="float" office:value="854164153.5" table:formula="of:=24*[.D$14]^2" table:style-name="ce13">
            <text:p>8.54E+08</text:p>
          </table:table-cell>
          <table:table-cell office:value-type="float" office:value="45.205508689849502" table:formula="of:=[.V9]/[.$V$8] *100" table:style-name="ce7">
            <text:p>45.21</text:p>
          </table:table-cell>
          <table:table-cell table:style-name="ce1"/>
          <table:table-cell office:value-type="string" table:style-name="ce10">
            <text:p>SSM</text:p>
          </table:table-cell>
          <table:table-cell office:value-type="float" office:value="2.2216580845872923E-2" table:formula="of:=24*[.D$20]^2" table:style-name="ce13">
            <text:p>2.22E-02</text:p>
          </table:table-cell>
          <table:table-cell office:value-type="float" office:value="44.026372104938169" table:formula="of:=[.Z9]/[.$Z$8]*100" table:style-name="ce7">
            <text:p>44.03</text:p>
          </table:table-cell>
          <table:table-cell table:number-columns-repeated="16357"/>
        </table:table-row>
        <table:table-row table:style-name="ro1">
          <table:table-cell/>
          <table:table-cell table:style-name="ce1"/>
          <table:table-cell office:value-type="float" office:value="1" table:style-name="ce30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-1" table:style-name="ce22">
            <text:p>-1</text:p>
          </table:table-cell>
          <table:table-cell office:value-type="float" office:value="1" table:style-name="ce22">
            <text:p>1</text:p>
          </table:table-cell>
          <table:table-cell office:value-type="float" office:value="-1" table:style-name="ce22">
            <text:p>-1</text:p>
          </table:table-cell>
          <table:table-cell office:value-type="float" office:value="1" table:style-name="ce22">
            <text:p>1</text:p>
          </table:table-cell>
          <table:table-cell office:value-type="float" office:value="-1" table:style-name="ce22">
            <text:p>-1</text:p>
          </table:table-cell>
          <table:table-cell office:value-type="float" office:value="-1" table:style-name="ce22">
            <text:p>-1</text:p>
          </table:table-cell>
          <table:covered-table-cell/>
          <table:table-cell office:value-type="float" office:value="23454" table:style-name="ce40">
            <text:p>23'454</text:p>
          </table:table-cell>
          <table:table-cell office:value-type="float" office:value="23212" table:style-name="ce26">
            <text:p>23'212</text:p>
          </table:table-cell>
          <table:table-cell office:value-type="float" office:value="23613" table:style-name="ce26">
            <text:p>23'613</text:p>
          </table:table-cell>
          <table:table-cell office:value-type="float" office:value="23426" table:style-name="ce26">
            <text:p>23'426</text:p>
          </table:table-cell>
          <table:table-cell office:value-type="float" office:value="8.26" table:style-name="ce35">
            <text:p>8.26</text:p>
          </table:table-cell>
          <table:table-cell office:value-type="float" office:value="8.31" table:style-name="ce19">
            <text:p>8.31</text:p>
          </table:table-cell>
          <table:table-cell office:value-type="float" office:value="8.19" table:style-name="ce19">
            <text:p>8.19</text:p>
          </table:table-cell>
          <table:table-cell office:value-type="float" office:value="8.25" table:style-name="ce22">
            <text:p>8.25</text:p>
          </table:table-cell>
          <table:table-cell table:style-name="ce1"/>
          <table:table-cell office:value-type="string" table:style-name="ce10">
            <text:p>SSW</text:p>
          </table:table-cell>
          <table:table-cell office:value-type="float" office:value="1002256201.5" table:formula="of:=24*[.E$14]^2" table:style-name="ce13">
            <text:p>1.00E+09</text:p>
          </table:table-cell>
          <table:table-cell office:value-type="float" office:value="53.04308456484975" table:formula="of:=[.V10]/[.$V$8] *100" table:style-name="ce7">
            <text:p>53.04</text:p>
          </table:table-cell>
          <table:table-cell table:style-name="ce1"/>
          <table:table-cell office:value-type="string" table:style-name="ce10">
            <text:p>SSW</text:p>
          </table:table-cell>
          <table:table-cell office:value-type="float" office:value="2.7309140415254101E-2" table:formula="of:=24*[.E$20]^2" table:style-name="ce13">
            <text:p>2.73E-02</text:p>
          </table:table-cell>
          <table:table-cell office:value-type="float" office:value="54.118245563035536" table:formula="of:=[.Z10]/[.$Z$8]*100" table:style-name="ce7">
            <text:p>54.12</text:p>
          </table:table-cell>
          <table:table-cell table:number-columns-repeated="16357"/>
        </table:table-row>
        <table:table-row table:style-name="ro1">
          <table:table-cell/>
          <table:table-cell table:style-name="ce1"/>
          <table:table-cell office:value-type="float" office:value="1" table:style-name="ce30">
            <text:p>1</text:p>
          </table:table-cell>
          <table:table-cell office:value-type="float" office:value="-1" table:style-name="ce22">
            <text:p>-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-1" table:style-name="ce22">
            <text:p>-1</text:p>
          </table:table-cell>
          <table:table-cell office:value-type="float" office:value="-1" table:style-name="ce22">
            <text:p>-1</text:p>
          </table:table-cell>
          <table:table-cell office:value-type="float" office:value="1" table:style-name="ce22">
            <text:p>1</text:p>
          </table:table-cell>
          <table:table-cell office:value-type="float" office:value="-1" table:style-name="ce22">
            <text:p>-1</text:p>
          </table:table-cell>
          <table:covered-table-cell/>
          <table:table-cell office:value-type="float" office:value="23818" table:style-name="ce40">
            <text:p>23'818</text:p>
          </table:table-cell>
          <table:table-cell office:value-type="float" office:value="23794" table:style-name="ce26">
            <text:p>23'794</text:p>
          </table:table-cell>
          <table:table-cell office:value-type="float" office:value="23995" table:style-name="ce26">
            <text:p>23'995</text:p>
          </table:table-cell>
          <table:table-cell office:value-type="float" office:value="23869" table:style-name="ce26">
            <text:p>23'869</text:p>
          </table:table-cell>
          <table:table-cell office:value-type="float" office:value="8.08" table:style-name="ce35">
            <text:p>8.08</text:p>
          </table:table-cell>
          <table:table-cell office:value-type="float" office:value="8.08" table:style-name="ce19">
            <text:p>8.08</text:p>
          </table:table-cell>
          <table:table-cell office:value-type="float" office:value="8.02" table:style-name="ce19">
            <text:p>8.02</text:p>
          </table:table-cell>
          <table:table-cell office:value-type="float" office:value="8.06" table:style-name="ce22">
            <text:p>8.06</text:p>
          </table:table-cell>
          <table:table-cell table:style-name="ce1"/>
          <table:table-cell office:value-type="string" table:style-name="ce10">
            <text:p>SSS</text:p>
          </table:table-cell>
          <table:table-cell office:value-type="float" office:value="15360000" table:formula="of:=24*[.F$14]^2" table:style-name="ce13">
            <text:p>1.54E+07</text:p>
          </table:table-cell>
          <table:table-cell office:value-type="float" office:value="0.81290769535447183" table:formula="of:=[.V11]/[.$V$8] *100" table:style-name="ce7">
            <text:p>0.81</text:p>
          </table:table-cell>
          <table:table-cell table:style-name="ce1"/>
          <table:table-cell office:value-type="string" table:style-name="ce10">
            <text:p>SSS</text:p>
          </table:table-cell>
          <table:table-cell office:value-type="float" office:value="3.7732417930233297E-4" table:formula="of:=24*[.F$20]^2" table:style-name="ce13">
            <text:p>3.77E-04</text:p>
          </table:table-cell>
          <table:table-cell office:value-type="float" office:value="0.74773948509006949" table:formula="of:=[.Z11]/[.$Z$8]*100" table:style-name="ce7">
            <text:p>0.75</text:p>
          </table:table-cell>
          <table:table-cell table:number-columns-repeated="16357"/>
        </table:table-row>
        <table:table-row table:style-name="ro1">
          <table:table-cell table:style-name="ce2"/>
          <table:table-cell table:style-name="ce3"/>
          <table:table-cell office:value-type="float" office:value="1" table:style-name="ce31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covered-table-cell/>
          <table:table-cell office:value-type="float" office:value="37876" table:style-name="ce27">
            <text:p>37'876</text:p>
          </table:table-cell>
          <table:table-cell office:value-type="float" office:value="37433" table:style-name="ce27">
            <text:p>37'433</text:p>
          </table:table-cell>
          <table:table-cell office:value-type="float" office:value="37030" table:style-name="ce27">
            <text:p>37'030</text:p>
          </table:table-cell>
          <table:table-cell office:value-type="float" office:value="37446" table:style-name="ce27">
            <text:p>37'446</text:p>
          </table:table-cell>
          <table:table-cell office:value-type="float" office:value="5.23" table:style-name="ce36">
            <text:p>5.23</text:p>
          </table:table-cell>
          <table:table-cell office:value-type="float" office:value="5.16" table:style-name="ce20">
            <text:p>5.16</text:p>
          </table:table-cell>
          <table:table-cell office:value-type="float" office:value="5.22" table:style-name="ce20">
            <text:p>5.22</text:p>
          </table:table-cell>
          <table:table-cell office:value-type="float" office:value="5.2" table:style-name="ce23">
            <text:p>5.2</text:p>
          </table:table-cell>
          <table:table-cell table:style-name="ce2"/>
          <table:table-cell office:value-type="string" table:style-name="ce10">
            <text:p>SSMW</text:p>
          </table:table-cell>
          <table:table-cell office:value-type="float" office:value="10605421.5" table:formula="of:=24*[.G$14]^2" table:style-name="ce13">
            <text:p>1.06E+07</text:p>
          </table:table-cell>
          <table:table-cell office:value-type="float" office:value="0.56127791340024513" table:formula="of:=[.V12]/[.$V$8] *100" table:style-name="ce7">
            <text:p>0.56</text:p>
          </table:table-cell>
          <table:table-cell table:style-name="ce2"/>
          <table:table-cell office:value-type="string" table:style-name="ce10">
            <text:p>SSMW</text:p>
          </table:table-cell>
          <table:table-cell office:value-type="float" office:value="2.4855311023651435E-4" table:formula="of:=24*[.G$20]^2" table:style-name="ce13">
            <text:p>2.49E-04</text:p>
          </table:table-cell>
          <table:table-cell office:value-type="float" office:value="0.49255516836855251" table:formula="of:=[.Z12]/[.$Z$8]*100" table:style-name="ce7">
            <text:p>0.49</text:p>
          </table:table-cell>
          <table:table-cell table:number-columns-repeated="16357" table:style-name="ce2"/>
        </table:table-row>
        <table:table-row table:style-name="ro4">
          <table:table-cell table:style-name="ce2"/>
          <table:table-cell office:value-type="string" table:style-name="ce63">
            <text:p>Total TP</text:p>
          </table:table-cell>
          <table:table-cell office:value-type="float" office:value="201314" table:formula="of:=SUMPRODUCT([.C5:.C12];[.$O$5:.$O$12])" table:style-name="ce61">
            <text:p>201'314</text:p>
          </table:table-cell>
          <table:table-cell office:value-type="float" office:value="47726" table:formula="of:=SUMPRODUCT([.D5:.D12];[.$O$5:.$O$12])" table:style-name="ce62">
            <text:p>47'726</text:p>
          </table:table-cell>
          <table:table-cell office:value-type="float" office:value="51698" table:formula="of:=SUMPRODUCT([.E5:.E12];[.$O$5:.$O$12])" table:style-name="ce62">
            <text:p>51'698</text:p>
          </table:table-cell>
          <table:table-cell office:value-type="float" office:value="-6400" table:formula="of:=SUMPRODUCT([.F5:.F12];[.$O$5:.$O$12])" table:style-name="ce62">
            <text:p>-6'400</text:p>
          </table:table-cell>
          <table:table-cell office:value-type="float" office:value="5318" table:formula="of:=SUMPRODUCT([.G5:.G12];[.$O$5:.$O$12])" table:style-name="ce62">
            <text:p>5'318</text:p>
          </table:table-cell>
          <table:table-cell office:value-type="float" office:value="848" table:formula="of:=SUMPRODUCT([.H5:.H12];[.$O$5:.$O$12])" table:style-name="ce62">
            <text:p>848</text:p>
          </table:table-cell>
          <table:table-cell office:value-type="float" office:value="-1352" table:formula="of:=SUMPRODUCT([.I5:.I12];[.$O$5:.$O$12])" table:style-name="ce66">
            <text:p>-1'352</text:p>
          </table:table-cell>
          <table:table-cell office:value-type="float" office:value="416" table:formula="of:=SUMPRODUCT([.J5:.J12];[.$O$5:.$O$12])" table:style-name="ce72">
            <text:p>416</text:p>
          </table:table-cell>
          <table:table-cell office:value-type="string" table:number-columns-spanned="1" table:number-rows-spanned="2" table:style-name="ce79">
            <text:p>-</text:p>
          </table:table-cell>
          <table:table-cell table:style-name="ce18"/>
          <table:table-cell table:number-columns-repeated="3" table:style-name="ce2"/>
          <table:table-cell office:value-type="string" table:style-name="ce55">
            <text:p>1/Rt1</text:p>
          </table:table-cell>
          <table:table-cell office:value-type="string" table:style-name="ce56">
            <text:p> 1/Rt2</text:p>
          </table:table-cell>
          <table:table-cell office:value-type="string" table:style-name="ce56">
            <text:p> 1/Rt3</text:p>
          </table:table-cell>
          <table:table-cell office:value-type="string" table:style-name="ce57">
            <text:p> 1/MeanRt</text:p>
          </table:table-cell>
          <table:table-cell table:style-name="ce2"/>
          <table:table-cell office:value-type="string" table:style-name="ce10">
            <text:p>SSMS</text:p>
          </table:table-cell>
          <table:table-cell office:value-type="float" office:value="269664" table:formula="of:=24*[.H$14]^2" table:style-name="ce13">
            <text:p>2.70E+05</text:p>
          </table:table-cell>
          <table:table-cell office:value-type="float" office:value="1.4271610726566948E-2" table:formula="of:=[.V13]/[.$V$8] *100" table:style-name="ce7">
            <text:p>0.01</text:p>
          </table:table-cell>
          <table:table-cell table:style-name="ce2"/>
          <table:table-cell office:value-type="string" table:style-name="ce10">
            <text:p>SSMS</text:p>
          </table:table-cell>
          <table:table-cell office:value-type="float" office:value="6.2830962333371778E-6" table:formula="of:=24*[.H$20]^2" table:style-name="ce13">
            <text:p>6.28E-06</text:p>
          </table:table-cell>
          <table:table-cell office:value-type="float" office:value="1.2451147845795761E-2" table:formula="of:=[.Z13]/[.$Z$8]*100" table:style-name="ce7">
            <text:p>0.01</text:p>
          </table:table-cell>
          <table:table-cell table:number-columns-repeated="16357" table:style-name="ce2"/>
        </table:table-row>
        <table:table-row table:style-name="ro4">
          <table:table-cell/>
          <table:table-cell office:value-type="string" table:style-name="ce47">
            <text:p>Effect Tp (Total/8)</text:p>
          </table:table-cell>
          <table:table-cell office:value-type="float" office:value="25164.25" table:formula="of:=[.C13]/8" table:style-name="ce32">
            <text:p>25'164</text:p>
          </table:table-cell>
          <table:table-cell office:value-type="float" office:value="5965.75" table:formula="of:=[.D13]/8" table:style-name="ce24">
            <text:p>5'966</text:p>
          </table:table-cell>
          <table:table-cell office:value-type="float" office:value="6462.25" table:formula="of:=[.E13]/8" table:style-name="ce24">
            <text:p>6'462</text:p>
          </table:table-cell>
          <table:table-cell office:value-type="float" office:value="-800" table:formula="of:=[.F13]/8" table:style-name="ce24">
            <text:p>-800</text:p>
          </table:table-cell>
          <table:table-cell office:value-type="float" office:value="664.75" table:formula="of:=[.G13]/8" table:style-name="ce24">
            <text:p>665</text:p>
          </table:table-cell>
          <table:table-cell office:value-type="float" office:value="106" table:formula="of:=[.H13]/8" table:style-name="ce24">
            <text:p>106</text:p>
          </table:table-cell>
          <table:table-cell office:value-type="float" office:value="-169" table:formula="of:=[.I13]/8" table:style-name="ce40">
            <text:p>-169</text:p>
          </table:table-cell>
          <table:table-cell office:value-type="float" office:value="52" table:formula="of:=[.J13]/8" table:style-name="ce67">
            <text:p>52</text:p>
          </table:table-cell>
          <table:covered-table-cell/>
          <table:table-cell table:style-name="ce1"/>
          <table:table-cell table:number-columns-repeated="2" table:style-name="ce16"/>
          <table:table-cell table:style-name="ce1"/>
          <table:table-cell office:value-type="float" office:value="7.1787508973438621E-2" table:formula="of:=1/[.P5]" table:style-name="ce58">
            <text:p>0.071787509</text:p>
          </table:table-cell>
          <table:table-cell office:value-type="float" office:value="6.5616797900262466E-2" table:formula="of:=1/[.Q5]" table:style-name="ce59">
            <text:p>0.065616798</text:p>
          </table:table-cell>
          <table:table-cell office:value-type="float" office:value="0.08" table:formula="of:=1/[.R5]" table:style-name="ce59">
            <text:p>0.08</text:p>
          </table:table-cell>
          <table:table-cell office:value-type="float" office:value="7.1994240460763137E-2" table:formula="of:=1/[.S5]" table:style-name="ce34">
            <text:p>0.07199424</text:p>
          </table:table-cell>
          <table:table-cell table:style-name="ce1"/>
          <table:table-cell office:value-type="string" table:style-name="ce10">
            <text:p>SSWS</text:p>
          </table:table-cell>
          <table:table-cell office:value-type="float" office:value="685464" table:formula="of:=24*[.I$14]^2" table:style-name="ce13">
            <text:p>6.85E+05</text:p>
          </table:table-cell>
          <table:table-cell office:value-type="float" office:value="3.6277276073467299E-2" table:formula="of:=[.V14]/[.$V$8] *100" table:style-name="ce7">
            <text:p>0.04</text:p>
          </table:table-cell>
          <table:table-cell table:style-name="ce1"/>
          <table:table-cell office:value-type="string" table:style-name="ce10">
            <text:p>SSWS</text:p>
          </table:table-cell>
          <table:table-cell office:value-type="float" office:value="4.484739591909765E-5" table:formula="of:=24*[.I$20]^2" table:style-name="ce13">
            <text:p>4.48E-05</text:p>
          </table:table-cell>
          <table:table-cell office:value-type="float" office:value="8.8873627961454149E-2" table:formula="of:=[.Z14]/[.$Z$8]*100" table:style-name="ce7">
            <text:p>0.09</text:p>
          </table:table-cell>
          <table:table-cell table:number-columns-repeated="16357"/>
        </table:table-row>
        <table:table-row table:style-name="ro4">
          <table:table-cell/>
          <table:table-cell office:value-type="string" table:style-name="ce48">
            <text:p>Perc. of Variation  TP</text:p>
          </table:table-cell>
          <table:table-cell office:value-type="string" table:style-name="ce43">
            <text:p>-</text:p>
          </table:table-cell>
          <table:table-cell office:value-type="float" office:value="45.205508689849502" table:formula="of:=(24*[.D14]^2)/[.$V$8] * 100" table:style-name="ce28">
            <text:p>45.21</text:p>
          </table:table-cell>
          <table:table-cell office:value-type="float" office:value="53.04308456484975" table:formula="of:=(24*[.E14]^2)/[.$V$8] * 100" table:style-name="ce28">
            <text:p>53.04</text:p>
          </table:table-cell>
          <table:table-cell office:value-type="float" office:value="0.81290769535447183" table:formula="of:=(24*[.F14]^2)/[.$V$8] * 100" table:style-name="ce28">
            <text:p>0.81</text:p>
          </table:table-cell>
          <table:table-cell office:value-type="float" office:value="0.56127791340024513" table:formula="of:=(24*[.G14]^2)/[.$V$8] * 100" table:style-name="ce28">
            <text:p>0.56</text:p>
          </table:table-cell>
          <table:table-cell office:value-type="float" office:value="1.4271610726566948E-2" table:formula="of:=(24*[.H14]^2)/[.$V$8] * 100" table:style-name="ce28">
            <text:p>0.01</text:p>
          </table:table-cell>
          <table:table-cell office:value-type="float" office:value="3.6277276073467299E-2" table:formula="of:=(24*[.I14]^2)/[.$V$8] * 100" table:style-name="ce28">
            <text:p>0.04</text:p>
          </table:table-cell>
          <table:table-cell office:value-type="float" office:value="3.4345350128726429E-3" table:formula="of:=(24*[.J14]^2)/[.$V$8] * 100" table:style-name="ce65">
            <text:p>0.00</text:p>
          </table:table-cell>
          <table:table-cell office:value-type="float" office:value="0.32323771473313012" table:formula="of:=([.V8]-SUM([.V9:.V15]))/[.V8]*100" table:style-name="ce44">
            <text:p>0.32</text:p>
          </table:table-cell>
          <table:table-cell table:style-name="ce1"/>
          <table:table-cell table:number-columns-repeated="2" table:style-name="ce16"/>
          <table:table-cell table:style-name="ce1"/>
          <table:table-cell office:value-type="float" office:value="0.1272264631043257" table:formula="of:=1/[.P6]" table:style-name="ce35">
            <text:p>0.127226463</text:p>
          </table:table-cell>
          <table:table-cell office:value-type="float" office:value="0.12062726176115804" table:formula="of:=1/[.Q6]" table:style-name="ce21">
            <text:p>0.120627262</text:p>
          </table:table-cell>
          <table:table-cell office:value-type="float" office:value="0.12836970474967907" table:formula="of:=1/[.R6]" table:style-name="ce21">
            <text:p>0.128369705</text:p>
          </table:table-cell>
          <table:table-cell office:value-type="float" office:value="0.12531328320802004" table:formula="of:=1/[.S6]" table:style-name="ce22">
            <text:p>0.125313283</text:p>
          </table:table-cell>
          <table:table-cell table:style-name="ce1"/>
          <table:table-cell office:value-type="string" table:style-name="ce10">
            <text:p>SSMWS</text:p>
          </table:table-cell>
          <table:table-cell office:value-type="float" office:value="64896" table:formula="of:=24*[.J$14]^2" table:style-name="ce13">
            <text:p>6.49E+04</text:p>
          </table:table-cell>
          <table:table-cell office:value-type="float" office:value="3.4345350128726429E-3" table:formula="of:=[.V15]/[.$V$8] *100" table:style-name="ce7">
            <text:p>0.00</text:p>
          </table:table-cell>
          <table:table-cell table:style-name="ce1"/>
          <table:table-cell office:value-type="string" table:style-name="ce10">
            <text:p>SSMWS</text:p>
          </table:table-cell>
          <table:table-cell office:value-type="float" office:value="3.085274729678854E-8" table:formula="of:=24*[.J$20]^2" table:style-name="ce13">
            <text:p>3.09E-08</text:p>
          </table:table-cell>
          <table:table-cell office:value-type="float" office:value="6.1140575247444935E-5" table:formula="of:=[.Z15]/[.$Z$8]*100" table:style-name="ce7">
            <text:p>0.00</text:p>
          </table:table-cell>
          <table:table-cell table:number-columns-repeated="16357"/>
        </table:table-row>
        <table:table-row table:style-name="ro4">
          <table:table-cell/>
          <table:table-cell table:number-columns-repeated="11" table:style-name="ce1"/>
          <table:table-cell table:number-columns-repeated="2" table:style-name="ce16"/>
          <table:table-cell table:style-name="ce1"/>
          <table:table-cell office:value-type="float" office:value="0.1322751322751323" table:formula="of:=1/[.P7]" table:style-name="ce35">
            <text:p>0.132275132</text:p>
          </table:table-cell>
          <table:table-cell office:value-type="float" office:value="0.13736263736263735" table:formula="of:=1/[.Q7]" table:style-name="ce21">
            <text:p>0.137362637</text:p>
          </table:table-cell>
          <table:table-cell office:value-type="float" office:value="0.13774104683195593" table:formula="of:=1/[.R7]" table:style-name="ce21">
            <text:p>0.137741047</text:p>
          </table:table-cell>
          <table:table-cell office:value-type="float" office:value="0.13568521031207598" table:formula="of:=1/[.S7]" table:style-name="ce22">
            <text:p>0.13568521</text:p>
          </table:table-cell>
          <table:table-cell table:style-name="ce1"/>
          <table:table-cell office:value-type="string" table:style-name="ce11">
            <text:p>SSE</text:p>
          </table:table-cell>
          <table:table-cell office:value-type="float" office:value="6107620" table:formula="of:=[.V8]-SUM([.V9:.V15])" table:style-name="ce14">
            <text:p>6.11E+06</text:p>
          </table:table-cell>
          <table:table-cell office:value-type="float" office:value="0.32323771473313012" table:formula="of:=[.V16]/[.$V$8] *100" table:style-name="ce8">
            <text:p>0.32</text:p>
          </table:table-cell>
          <table:table-cell table:style-name="ce1"/>
          <table:table-cell office:value-type="string" table:style-name="ce11">
            <text:p>SSE</text:p>
          </table:table-cell>
          <table:table-cell office:value-type="float" office:value="2.5922410102408727E-4" table:formula="of:=[.Z8]-SUM([.Z9:.Z15])" table:style-name="ce14">
            <text:p>2.59E-04</text:p>
          </table:table-cell>
          <table:table-cell office:value-type="float" office:value="0.51370176218518504" table:formula="of:=[.Z16]/[.$Z$8]*100" table:style-name="ce8">
            <text:p>0.51</text:p>
          </table:table-cell>
          <table:table-cell table:number-columns-repeated="16357"/>
        </table:table-row>
        <table:table-row table:style-name="ro4">
          <table:table-cell/>
          <table:table-cell table:number-columns-repeated="11" table:style-name="ce1"/>
          <table:table-cell table:number-columns-repeated="2" table:style-name="ce16"/>
          <table:table-cell table:style-name="ce1"/>
          <table:table-cell office:value-type="float" office:value="0.2032520325203252" table:formula="of:=1/[.P8]" table:style-name="ce35">
            <text:p>0.203252033</text:p>
          </table:table-cell>
          <table:table-cell office:value-type="float" office:value="0.20202020202020202" table:formula="of:=1/[.Q8]" table:style-name="ce21">
            <text:p>0.202020202</text:p>
          </table:table-cell>
          <table:table-cell office:value-type="float" office:value="0.20040080160320639" table:formula="of:=1/[.R8]" table:style-name="ce21">
            <text:p>0.200400802</text:p>
          </table:table-cell>
          <table:table-cell office:value-type="float" office:value="0.20202020202020202" table:formula="of:=1/[.S8]" table:style-name="ce22">
            <text:p>0.202020202</text:p>
          </table:table-cell>
          <table:table-cell table:number-columns-repeated="16365"/>
        </table:table-row>
        <table:table-row table:style-name="ro4">
          <table:table-cell/>
          <table:table-cell table:number-columns-repeated="10" table:style-name="ce3"/>
          <table:table-cell table:style-name="ce1"/>
          <table:table-cell table:number-columns-repeated="2" table:style-name="ce16"/>
          <table:table-cell table:style-name="ce1"/>
          <table:table-cell office:value-type="float" office:value="6.9252077562326875E-2" table:formula="of:=1/[.P9]" table:style-name="ce35">
            <text:p>0.069252078</text:p>
          </table:table-cell>
          <table:table-cell office:value-type="float" office:value="6.353240152477764E-2" table:formula="of:=1/[.Q9]" table:style-name="ce21">
            <text:p>0.063532402</text:p>
          </table:table-cell>
          <table:table-cell office:value-type="float" office:value="6.4557779212395097E-2" table:formula="of:=1/[.R9]" table:style-name="ce21">
            <text:p>0.064557779</text:p>
          </table:table-cell>
          <table:table-cell office:value-type="float" office:value="6.5703022339027597E-2" table:formula="of:=1/[.S9]" table:style-name="ce22">
            <text:p>0.065703022</text:p>
          </table:table-cell>
          <table:table-cell table:number-columns-repeated="16365"/>
        </table:table-row>
        <table:table-row table:style-name="ro4">
          <table:table-cell/>
          <table:table-cell office:value-type="string" table:style-name="ce63">
            <text:p>Total RT</text:p>
          </table:table-cell>
          <table:table-cell office:value-type="float" office:value="1.0383052507680908" table:formula="of:=SUMPRODUCT([.C5:.C12];[.$S$14:.$S$21])" table:style-name="ce33">
            <text:p>1.038305251</text:p>
          </table:table-cell>
          <table:table-cell office:value-type="float" office:value="0.24340134672798025" table:formula="of:=SUMPRODUCT([.D5:.D12];[.$S$14:.$S$21])" table:style-name="ce33">
            <text:p>0.243401347</text:p>
          </table:table-cell>
          <table:table-cell office:value-type="float" office:value="0.26985991632822687" table:formula="of:=SUMPRODUCT([.E5:.E12];[.$S$14:.$S$21])" table:style-name="ce33">
            <text:p>0.269859916</text:p>
          </table:table-cell>
          <table:table-cell office:value-type="float" office:value="-3.1720621234031465E-2" table:formula="of:=SUMPRODUCT([.F5:.F12];[.$S$14:.$S$21])" table:style-name="ce33">
            <text:p>-0.031720621</text:p>
          </table:table-cell>
          <table:table-cell office:value-type="float" office:value="2.5745063487279229E-2" table:formula="of:=SUMPRODUCT([.G5:.G12];[.$S$14:.$S$21])" table:style-name="ce33">
            <text:p>0.025745063</text:p>
          </table:table-cell>
          <table:table-cell office:value-type="float" office:value="4.093277817214358E-3" table:formula="of:=SUMPRODUCT([.H5:.H12];[.$S$14:.$S$21])" table:style-name="ce33">
            <text:p>0.004093278</text:p>
          </table:table-cell>
          <table:table-cell office:value-type="float" office:value="-1.0935860998762759E-2" table:formula="of:=SUMPRODUCT([.I5:.I12];[.$S$14:.$S$21])" table:style-name="ce33">
            <text:p>-0.010935861</text:p>
          </table:table-cell>
          <table:table-cell office:value-type="float" office:value="-2.8683443445903789E-4" table:formula="of:=SUMPRODUCT([.J5:.J12];[.$S$14:.$S$21])" table:style-name="ce33">
            <text:p>-0.000286834</text:p>
          </table:table-cell>
          <table:table-cell office:value-type="string" table:number-columns-spanned="1" table:number-rows-spanned="2" table:style-name="ce80">
            <text:p>-</text:p>
          </table:table-cell>
          <table:table-cell table:style-name="ce15"/>
          <table:table-cell table:number-columns-repeated="2" table:style-name="ce16"/>
          <table:table-cell table:style-name="ce1"/>
          <table:table-cell office:value-type="float" office:value="0.12106537530266344" table:formula="of:=1/[.P10]" table:style-name="ce35">
            <text:p>0.121065375</text:p>
          </table:table-cell>
          <table:table-cell office:value-type="float" office:value="0.12033694344163658" table:formula="of:=1/[.Q10]" table:style-name="ce21">
            <text:p>0.120336943</text:p>
          </table:table-cell>
          <table:table-cell office:value-type="float" office:value="0.12210012210012211" table:formula="of:=1/[.R10]" table:style-name="ce21">
            <text:p>0.122100122</text:p>
          </table:table-cell>
          <table:table-cell office:value-type="float" office:value="0.12121212121212122" table:formula="of:=1/[.S10]" table:style-name="ce22">
            <text:p>0.121212121</text:p>
          </table:table-cell>
          <table:table-cell table:number-columns-repeated="16365"/>
        </table:table-row>
        <table:table-row table:style-name="ro4">
          <table:table-cell/>
          <table:table-cell office:value-type="string" table:style-name="ce49">
            <text:p>Effect RT (Total/8)</text:p>
          </table:table-cell>
          <table:table-cell office:value-type="float" office:value="0.12978815634601135" table:formula="of:=[.C19]/8" table:style-name="ce33">
            <text:p>0.129788156</text:p>
          </table:table-cell>
          <table:table-cell office:value-type="float" office:value="3.0425168340997531E-2" table:formula="of:=[.D19]/8" table:style-name="ce25">
            <text:p>0.030425168</text:p>
          </table:table-cell>
          <table:table-cell office:value-type="float" office:value="3.3732489541028358E-2" table:formula="of:=[.E19]/8" table:style-name="ce25">
            <text:p>0.03373249</text:p>
          </table:table-cell>
          <table:table-cell office:value-type="float" office:value="-3.9650776542539332E-3" table:formula="of:=[.F19]/8" table:style-name="ce25">
            <text:p>-0.003965078</text:p>
          </table:table-cell>
          <table:table-cell office:value-type="float" office:value="3.2181329359099037E-3" table:formula="of:=[.G19]/8" table:style-name="ce25">
            <text:p>0.003218133</text:p>
          </table:table-cell>
          <table:table-cell office:value-type="float" office:value="5.1165972715179475E-4" table:formula="of:=[.H19]/8" table:style-name="ce25">
            <text:p>0.00051166</text:p>
          </table:table-cell>
          <table:table-cell office:value-type="float" office:value="-1.3669826248453448E-3" table:formula="of:=[.I19]/8" table:style-name="ce42">
            <text:p>-0.001366983</text:p>
          </table:table-cell>
          <table:table-cell office:value-type="float" office:value="-3.5854304307379736E-5" table:formula="of:=[.J19]/8" table:style-name="ce46">
            <text:p>-3.58543E-05</text:p>
          </table:table-cell>
          <table:covered-table-cell/>
          <table:table-cell table:style-name="ce75"/>
          <table:table-cell table:number-columns-repeated="2" table:style-name="ce16"/>
          <table:table-cell table:style-name="ce1"/>
          <table:table-cell office:value-type="float" office:value="0.12376237623762376" table:formula="of:=1/[.P11]" table:style-name="ce35">
            <text:p>0.123762376</text:p>
          </table:table-cell>
          <table:table-cell office:value-type="float" office:value="0.12376237623762376" table:formula="of:=1/[.Q11]" table:style-name="ce21">
            <text:p>0.123762376</text:p>
          </table:table-cell>
          <table:table-cell office:value-type="float" office:value="0.12468827930174564" table:formula="of:=1/[.R11]" table:style-name="ce21">
            <text:p>0.124688279</text:p>
          </table:table-cell>
          <table:table-cell office:value-type="float" office:value="0.12406947890818858" table:formula="of:=1/[.S11]" table:style-name="ce22">
            <text:p>0.124069479</text:p>
          </table:table-cell>
          <table:table-cell table:number-columns-repeated="16365"/>
        </table:table-row>
        <table:table-row table:style-name="ro4">
          <table:table-cell/>
          <table:table-cell office:value-type="string" table:style-name="ce50">
            <text:p>Perc. of Variation RT</text:p>
          </table:table-cell>
          <table:table-cell office:value-type="string" table:style-name="ce29">
            <text:p>-</text:p>
          </table:table-cell>
          <table:table-cell office:value-type="float" office:value="44.026372104938169" table:formula="of:=(24*[.D20]^2)/[.$Z$8] * 100" table:style-name="ce28">
            <text:p>44.03</text:p>
          </table:table-cell>
          <table:table-cell office:value-type="float" office:value="54.118245563035536" table:formula="of:=(24*[.E20]^2)/[.$Z$8] * 100" table:style-name="ce28">
            <text:p>54.12</text:p>
          </table:table-cell>
          <table:table-cell office:value-type="float" office:value="0.74773948509006949" table:formula="of:=(24*[.F20]^2)/[.$Z$8] * 100" table:style-name="ce28">
            <text:p>0.75</text:p>
          </table:table-cell>
          <table:table-cell office:value-type="float" office:value="0.49255516836855251" table:formula="of:=(24*[.G20]^2)/[.$Z$8] * 100" table:style-name="ce28">
            <text:p>0.49</text:p>
          </table:table-cell>
          <table:table-cell office:value-type="float" office:value="1.2451147845795761E-2" table:formula="of:=(24*[.H20]^2)/[.$Z$8] * 100" table:style-name="ce28">
            <text:p>0.01</text:p>
          </table:table-cell>
          <table:table-cell office:value-type="float" office:value="8.8873627961454149E-2" table:formula="of:=(24*[.I20]^2)/[.$Z$8] * 100" table:style-name="ce28">
            <text:p>0.09</text:p>
          </table:table-cell>
          <table:table-cell office:value-type="float" office:value="6.1140575247444935E-5" table:formula="of:=(24*[.J20]^2)/[.$Z$8] * 100" table:style-name="ce65">
            <text:p>0.00</text:p>
          </table:table-cell>
          <table:table-cell office:value-type="float" office:value="0.51370176218518504" table:formula="of:=([.Z8]-SUM([.Z9:.Z15]))/[.Z8]*100" table:style-name="ce44">
            <text:p>0.51</text:p>
          </table:table-cell>
          <table:table-cell table:style-name="ce2"/>
          <table:table-cell table:number-columns-repeated="2" table:style-name="ce16"/>
          <table:table-cell table:style-name="ce1"/>
          <table:table-cell office:value-type="float" office:value="0.19120458891013384" table:formula="of:=1/[.P12]" table:style-name="ce60">
            <text:p>0.191204589</text:p>
          </table:table-cell>
          <table:table-cell office:value-type="float" office:value="0.19379844961240308" table:formula="of:=1/[.Q12]" table:style-name="ce42">
            <text:p>0.19379845</text:p>
          </table:table-cell>
          <table:table-cell office:value-type="float" office:value="0.19157088122605365" table:formula="of:=1/[.R12]" table:style-name="ce42">
            <text:p>0.191570881</text:p>
          </table:table-cell>
          <table:table-cell office:value-type="float" office:value="0.19230769230769229" table:formula="of:=1/[.S12]" table:style-name="ce25">
            <text:p>0.192307692</text:p>
          </table:table-cell>
          <table:table-cell table:number-columns-repeated="16365"/>
        </table:table-row>
        <table:table-row table:style-name="ro5">
          <table:table-cell/>
          <table:table-cell table:number-columns-repeated="10" table:style-name="ce1"/>
          <table:table-cell table:style-name="ce15"/>
          <table:table-cell table:number-columns-repeated="2" table:style-name="ce16"/>
          <table:table-cell table:style-name="ce1"/>
          <table:table-cell table:number-columns-repeated="3" table:style-name="ce16"/>
          <table:table-cell table:number-columns-repeated="16366" table:style-name="ce1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15">
      <number:scientific-number number:decimal-places="2" number:min-integer-digits="1" number:min-exponent-digits="2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/>
    <dc:creator>Silvan Egli</dc:creator>
    <meta:creation-date>2017-12-15T16:02:03Z</meta:creation-date>
    <dc:date>2017-12-16T08:31:13Z</dc:date>
  </office:meta>
</office:document-meta>
</file>